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ucida Sans Unicode"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cs" fo:country="CZ" officeooo:rsid="0015ad37" officeooo:paragraph-rsid="0015ad37"/>
    </style:style>
    <style:style style:name="P2" style:family="paragraph" style:parent-style-name="Text_20_body">
      <style:paragraph-properties fo:text-align="start" style:justify-single-word="false"/>
      <style:text-properties fo:language="cs" fo:country="CZ" officeooo:rsid="0015ad37" officeooo:paragraph-rsid="001921b5"/>
    </style:style>
    <style:style style:name="P3" style:family="paragraph" style:parent-style-name="Text_20_body">
      <style:paragraph-properties fo:text-align="start" style:justify-single-word="false"/>
      <style:text-properties fo:language="cs" fo:country="CZ" officeooo:rsid="0015ad37" officeooo:paragraph-rsid="001afbf1"/>
    </style:style>
    <style:style style:name="P4" style:family="paragraph" style:parent-style-name="Text_20_body">
      <style:text-properties fo:language="cs" fo:country="CZ" officeooo:rsid="0015ad37" officeooo:paragraph-rsid="001afbf1"/>
    </style:style>
    <style:style style:name="P5" style:family="paragraph" style:parent-style-name="Text_20_body">
      <style:text-properties fo:language="cs" fo:country="CZ" officeooo:rsid="001afbf1" officeooo:paragraph-rsid="001afbf1"/>
    </style:style>
    <style:style style:name="P6" style:family="paragraph" style:parent-style-name="Text_20_body">
      <style:text-properties fo:language="cs" fo:country="CZ" officeooo:rsid="001c3999" officeooo:paragraph-rsid="001c3999"/>
    </style:style>
    <style:style style:name="P7" style:family="paragraph" style:parent-style-name="Text_20_body">
      <style:text-properties fo:language="cs" fo:country="CZ" officeooo:rsid="001d49a1" officeooo:paragraph-rsid="001d49a1"/>
    </style:style>
    <style:style style:name="P8" style:family="paragraph" style:parent-style-name="Text_20_body">
      <style:text-properties fo:language="cs" fo:country="CZ" officeooo:rsid="004e7e95" officeooo:paragraph-rsid="004e7e95"/>
    </style:style>
    <style:style style:name="P9" style:family="paragraph" style:parent-style-name="Text_20_body">
      <style:text-properties fo:language="cs" fo:country="CZ" officeooo:rsid="005f30b8" officeooo:paragraph-rsid="005f30b8"/>
    </style:style>
    <style:style style:name="P10" style:family="paragraph" style:parent-style-name="Text_20_body">
      <style:text-properties fo:language="cs" fo:country="CZ" officeooo:rsid="0062c150" officeooo:paragraph-rsid="0062c150"/>
    </style:style>
    <style:style style:name="P11" style:family="paragraph" style:parent-style-name="Text_20_body">
      <style:text-properties fo:language="cs" fo:country="CZ" officeooo:rsid="006336d5" officeooo:paragraph-rsid="006336d5"/>
    </style:style>
    <style:style style:name="P12" style:family="paragraph" style:parent-style-name="Text_20_body">
      <style:text-properties fo:language="cs" fo:country="CZ" officeooo:rsid="0064b4d3" officeooo:paragraph-rsid="0064b4d3"/>
    </style:style>
    <style:style style:name="P13" style:family="paragraph" style:parent-style-name="Text_20_body">
      <style:text-properties fo:language="cs" fo:country="CZ" officeooo:rsid="0064b4d3" officeooo:paragraph-rsid="0065a8e5"/>
    </style:style>
    <style:style style:name="P14" style:family="paragraph" style:parent-style-name="Text_20_body">
      <style:text-properties fo:language="cs" fo:country="CZ" officeooo:rsid="0064b4d3" officeooo:paragraph-rsid="0066eac5"/>
    </style:style>
    <style:style style:name="P15" style:family="paragraph" style:parent-style-name="Text_20_body">
      <style:text-properties fo:language="cs" fo:country="CZ" officeooo:rsid="0064b4d3" officeooo:paragraph-rsid="0068f74c"/>
    </style:style>
    <style:style style:name="P16" style:family="paragraph" style:parent-style-name="Text_20_body">
      <style:text-properties fo:language="cs" fo:country="CZ" officeooo:rsid="0067ff52" officeooo:paragraph-rsid="0067ff52"/>
    </style:style>
    <style:style style:name="P17" style:family="paragraph" style:parent-style-name="Text_20_body">
      <style:text-properties fo:language="cs" fo:country="CZ" officeooo:rsid="006c9778" officeooo:paragraph-rsid="006c9778"/>
    </style:style>
    <style:style style:name="P18" style:family="paragraph" style:parent-style-name="Text_20_body">
      <style:text-properties fo:language="cs" fo:country="CZ" officeooo:rsid="006f2395" officeooo:paragraph-rsid="006f2395"/>
    </style:style>
    <style:style style:name="P19" style:family="paragraph" style:parent-style-name="Text_20_body">
      <style:text-properties fo:language="cs" fo:country="CZ" officeooo:rsid="0071f45d" officeooo:paragraph-rsid="0071f45d"/>
    </style:style>
    <style:style style:name="P20" style:family="paragraph" style:parent-style-name="Text_20_body">
      <style:text-properties fo:language="cs" fo:country="CZ" officeooo:rsid="0076e5a6" officeooo:paragraph-rsid="0076e5a6"/>
    </style:style>
    <style:style style:name="P21" style:family="paragraph" style:parent-style-name="Text_20_body">
      <style:paragraph-properties fo:text-align="start" style:justify-single-word="false"/>
      <style:text-properties fo:language="cs" fo:country="CZ" officeooo:rsid="004a9516" officeooo:paragraph-rsid="004a9516"/>
    </style:style>
    <style:style style:name="P22" style:family="paragraph" style:parent-style-name="Text_20_body">
      <style:text-properties fo:language="cs" fo:country="CZ" fo:font-style="italic" officeooo:rsid="00a4c882" officeooo:paragraph-rsid="007eb681" style:font-style-asian="italic" style:font-style-complex="italic"/>
    </style:style>
    <style:style style:name="P23" style:family="paragraph" style:parent-style-name="Text_20_body">
      <style:text-properties fo:language="cs" fo:country="CZ" fo:font-style="italic" officeooo:rsid="00a79ad2" officeooo:paragraph-rsid="007eb681" style:font-style-asian="italic" style:font-style-complex="italic"/>
    </style:style>
    <style:style style:name="P24" style:family="paragraph" style:parent-style-name="Text_20_body">
      <style:text-properties fo:language="cs" fo:country="CZ" fo:font-style="italic" officeooo:rsid="00bcadc9" officeooo:paragraph-rsid="007eb681" style:font-style-asian="italic" style:font-style-complex="italic"/>
    </style:style>
    <style:style style:name="P25" style:family="paragraph" style:parent-style-name="Text_20_body">
      <style:text-properties fo:language="cs" fo:country="CZ" fo:font-style="italic" officeooo:rsid="00aac2f4" officeooo:paragraph-rsid="007eb681" style:font-style-asian="italic" style:font-style-complex="italic"/>
    </style:style>
    <style:style style:name="P26" style:family="paragraph" style:parent-style-name="Text_20_body">
      <style:text-properties fo:language="cs" fo:country="CZ" fo:font-style="italic" officeooo:rsid="00bb0d6a" officeooo:paragraph-rsid="007eb681" style:font-style-asian="italic" style:font-style-complex="italic"/>
    </style:style>
    <style:style style:name="P27" style:family="paragraph" style:parent-style-name="Text_20_body">
      <style:text-properties fo:language="cs" fo:country="CZ" officeooo:rsid="007c2457" officeooo:paragraph-rsid="007c2457"/>
    </style:style>
    <style:style style:name="P28" style:family="paragraph" style:parent-style-name="Text_20_body">
      <style:text-properties fo:language="cs" fo:country="CZ" fo:font-style="normal" fo:font-weight="normal" officeooo:rsid="01011eee" officeooo:paragraph-rsid="008072e9" style:font-style-asian="normal" style:font-weight-asian="normal" style:font-style-complex="normal" style:font-weight-complex="normal"/>
    </style:style>
    <style:style style:name="P29" style:family="paragraph" style:parent-style-name="Text_20_body">
      <style:paragraph-properties fo:text-align="start" style:justify-single-word="false"/>
      <style:text-properties fo:language="cs" fo:country="CZ" fo:font-style="normal" fo:font-weight="normal" officeooo:rsid="010f5750" officeooo:paragraph-rsid="008072e9" style:font-style-asian="normal" style:font-weight-asian="normal" style:font-style-complex="normal" style:font-weight-complex="normal"/>
    </style:style>
    <style:style style:name="P30" style:family="paragraph" style:parent-style-name="Text_20_body">
      <style:paragraph-properties fo:text-align="start" style:justify-single-word="false"/>
      <style:text-properties fo:language="cs" fo:country="CZ" fo:font-style="normal" fo:font-weight="normal" officeooo:rsid="0114e1de" officeooo:paragraph-rsid="008072e9"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fo:language="cs" fo:country="CZ" officeooo:rsid="0105aab3" officeooo:paragraph-rsid="008072e9"/>
    </style:style>
    <style:style style:name="P32" style:family="paragraph" style:parent-style-name="Text_20_body">
      <style:text-properties fo:language="cs" fo:country="CZ" officeooo:rsid="00b345a1" officeooo:paragraph-rsid="00b345a1"/>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ext-properties officeooo:paragraph-rsid="008072e9"/>
    </style:style>
    <style:style style:name="P35" style:family="paragraph" style:parent-style-name="Text_20_body">
      <style:paragraph-properties fo:text-align="start" style:justify-single-word="false"/>
      <style:text-properties officeooo:paragraph-rsid="0089856b"/>
    </style:style>
    <style:style style:name="P36" style:family="paragraph" style:parent-style-name="Text_20_body">
      <style:paragraph-properties fo:text-align="start" style:justify-single-word="false"/>
      <style:text-properties officeooo:rsid="0015ad37" officeooo:paragraph-rsid="0015ad37"/>
    </style:style>
    <style:style style:name="P37" style:family="paragraph" style:parent-style-name="Text_20_body">
      <style:text-properties officeooo:rsid="0015ad37" officeooo:paragraph-rsid="0015ad37"/>
    </style:style>
    <style:style style:name="P38" style:family="paragraph" style:parent-style-name="Text_20_body">
      <style:text-properties officeooo:rsid="001921b5" officeooo:paragraph-rsid="001921b5"/>
    </style:style>
    <style:style style:name="P39" style:family="paragraph" style:parent-style-name="Text_20_body">
      <style:text-properties officeooo:paragraph-rsid="0015ad37"/>
    </style:style>
    <style:style style:name="P40" style:family="paragraph" style:parent-style-name="Text_20_body">
      <style:text-properties officeooo:rsid="001d49a1" officeooo:paragraph-rsid="001d49a1"/>
    </style:style>
    <style:style style:name="P41" style:family="paragraph" style:parent-style-name="Text_20_body">
      <style:text-properties officeooo:rsid="001e39ad" officeooo:paragraph-rsid="001e39ad"/>
    </style:style>
    <style:style style:name="P42" style:family="paragraph" style:parent-style-name="Text_20_body">
      <style:text-properties officeooo:rsid="002007c1" officeooo:paragraph-rsid="002007c1"/>
    </style:style>
    <style:style style:name="P43" style:family="paragraph" style:parent-style-name="Text_20_body">
      <style:text-properties officeooo:rsid="00212900" officeooo:paragraph-rsid="00212900"/>
    </style:style>
    <style:style style:name="P44" style:family="paragraph" style:parent-style-name="Text_20_body">
      <style:paragraph-properties fo:text-align="start" style:justify-single-word="false"/>
      <style:text-properties officeooo:rsid="0022ca0d" officeooo:paragraph-rsid="0022ca0d"/>
    </style:style>
    <style:style style:name="P45" style:family="paragraph" style:parent-style-name="Text_20_body">
      <style:text-properties officeooo:rsid="0022ca0d" officeooo:paragraph-rsid="0022ca0d"/>
    </style:style>
    <style:style style:name="P46" style:family="paragraph" style:parent-style-name="Text_20_body">
      <style:text-properties fo:font-weight="bold" officeooo:rsid="0022ca0d" officeooo:paragraph-rsid="0022ca0d" style:font-weight-asian="bold" style:font-weight-complex="bold"/>
    </style:style>
    <style:style style:name="P47" style:family="paragraph" style:parent-style-name="Text_20_body">
      <style:text-properties officeooo:rsid="0024b458" officeooo:paragraph-rsid="0024b458"/>
    </style:style>
    <style:style style:name="P48" style:family="paragraph" style:parent-style-name="Text_20_body">
      <style:paragraph-properties fo:text-align="start" style:justify-single-word="false"/>
      <style:text-properties officeooo:rsid="003016a8" officeooo:paragraph-rsid="003016a8"/>
    </style:style>
    <style:style style:name="P49" style:family="paragraph" style:parent-style-name="Text_20_body">
      <style:paragraph-properties fo:text-align="start" style:justify-single-word="false"/>
      <style:text-properties officeooo:rsid="00319738" officeooo:paragraph-rsid="00319738"/>
    </style:style>
    <style:style style:name="P50" style:family="paragraph" style:parent-style-name="Text_20_body">
      <style:paragraph-properties fo:text-align="start" style:justify-single-word="false"/>
      <style:text-properties officeooo:rsid="0032e76f" officeooo:paragraph-rsid="0032e76f"/>
    </style:style>
    <style:style style:name="P51" style:family="paragraph" style:parent-style-name="Text_20_body">
      <style:paragraph-properties fo:text-align="start" style:justify-single-word="false"/>
      <style:text-properties officeooo:rsid="00330e4e" officeooo:paragraph-rsid="00330e4e"/>
    </style:style>
    <style:style style:name="P52" style:family="paragraph" style:parent-style-name="Text_20_body">
      <style:paragraph-properties fo:text-align="start" style:justify-single-word="false"/>
      <style:text-properties fo:font-style="italic" style:font-style-asian="italic" style:font-style-complex="italic"/>
    </style:style>
    <style:style style:name="P53" style:family="paragraph" style:parent-style-name="Text_20_body">
      <style:text-properties fo:font-style="italic" officeooo:rsid="001d49a1" officeooo:paragraph-rsid="001d49a1" style:font-style-asian="italic" style:font-style-complex="italic"/>
    </style:style>
    <style:style style:name="P54" style:family="paragraph" style:parent-style-name="Text_20_body">
      <style:text-properties fo:font-style="italic" officeooo:rsid="0052ec54" officeooo:paragraph-rsid="0052ec54" style:font-style-asian="italic" style:font-style-complex="italic"/>
    </style:style>
    <style:style style:name="P55" style:family="paragraph" style:parent-style-name="Text_20_body">
      <style:text-properties fo:font-style="italic" officeooo:rsid="005947a2" officeooo:paragraph-rsid="005947a2" style:font-style-asian="italic" style:font-style-complex="italic"/>
    </style:style>
    <style:style style:name="P56" style:family="paragraph" style:parent-style-name="Text_20_body">
      <style:text-properties fo:font-style="italic" officeooo:rsid="005b4708" officeooo:paragraph-rsid="005b4708" style:font-style-asian="italic" style:font-style-complex="italic"/>
    </style:style>
    <style:style style:name="P57" style:family="paragraph" style:parent-style-name="Text_20_body">
      <style:text-properties fo:font-style="italic" officeooo:rsid="00a2f6ea" officeooo:paragraph-rsid="007eb681" style:font-style-asian="italic" style:font-style-complex="italic"/>
    </style:style>
    <style:style style:name="P58" style:family="paragraph" style:parent-style-name="Text_20_body">
      <style:text-properties fo:font-style="italic" officeooo:rsid="009c77ce" officeooo:paragraph-rsid="007eb681" style:font-style-asian="italic" style:font-style-complex="italic"/>
    </style:style>
    <style:style style:name="P59" style:family="paragraph" style:parent-style-name="Text_20_body">
      <style:text-properties fo:font-style="italic" officeooo:rsid="009c9ab2" officeooo:paragraph-rsid="007eb681" style:font-style-asian="italic" style:font-style-complex="italic"/>
    </style:style>
    <style:style style:name="P60" style:family="paragraph" style:parent-style-name="Text_20_body">
      <style:text-properties fo:font-style="italic" officeooo:rsid="00a4c882" officeooo:paragraph-rsid="007eb681" style:font-style-asian="italic" style:font-style-complex="italic"/>
    </style:style>
    <style:style style:name="P61" style:family="paragraph" style:parent-style-name="Text_20_body">
      <style:text-properties fo:font-style="italic" officeooo:rsid="00b2a974" officeooo:paragraph-rsid="007eb681" style:font-style-asian="italic" style:font-style-complex="italic"/>
    </style:style>
    <style:style style:name="P62" style:family="paragraph" style:parent-style-name="Text_20_body">
      <style:text-properties fo:font-style="italic" officeooo:paragraph-rsid="007eb681" style:font-style-asian="italic" style:font-style-complex="italic"/>
    </style:style>
    <style:style style:name="P63" style:family="paragraph" style:parent-style-name="Text_20_body">
      <style:paragraph-properties fo:text-align="start" style:justify-single-word="false"/>
      <style:text-properties fo:font-style="italic" officeooo:rsid="00427f54" officeooo:paragraph-rsid="00427f54" style:font-style-asian="italic" style:font-style-complex="italic"/>
    </style:style>
    <style:style style:name="P64" style:family="paragraph" style:parent-style-name="Text_20_body">
      <style:paragraph-properties fo:text-align="start" style:justify-single-word="false"/>
      <style:text-properties fo:font-style="italic" officeooo:rsid="00427f54" officeooo:paragraph-rsid="0048c88f" style:font-style-asian="italic" style:font-style-complex="italic"/>
    </style:style>
    <style:style style:name="P65" style:family="paragraph" style:parent-style-name="Text_20_body">
      <style:paragraph-properties fo:text-align="start" style:justify-single-word="false"/>
      <style:text-properties fo:font-style="italic" officeooo:rsid="00397568" officeooo:paragraph-rsid="00397568" style:font-style-asian="italic" style:font-style-complex="italic"/>
    </style:style>
    <style:style style:name="P66" style:family="paragraph" style:parent-style-name="Text_20_body">
      <style:paragraph-properties fo:text-align="start" style:justify-single-word="false"/>
      <style:text-properties fo:font-style="italic" officeooo:rsid="00483e0d" officeooo:paragraph-rsid="0048c88f" style:font-style-asian="italic" style:font-style-complex="italic"/>
    </style:style>
    <style:style style:name="P67" style:family="paragraph" style:parent-style-name="Text_20_body">
      <style:paragraph-properties fo:text-align="start" style:justify-single-word="false"/>
      <style:text-properties fo:font-style="italic" officeooo:rsid="0037c821" officeooo:paragraph-rsid="0037c821" style:font-style-asian="italic" style:font-style-complex="italic"/>
    </style:style>
    <style:style style:name="P68" style:family="paragraph" style:parent-style-name="Text_20_body">
      <style:paragraph-properties fo:text-align="start" style:justify-single-word="false"/>
      <style:text-properties fo:font-style="italic" officeooo:rsid="007e3ff1" officeooo:paragraph-rsid="007e3ff1" style:font-style-asian="italic" style:font-style-complex="italic"/>
    </style:style>
    <style:style style:name="P69" style:family="paragraph" style:parent-style-name="Text_20_body">
      <style:text-properties fo:font-style="italic" officeooo:rsid="0138f22c" officeooo:paragraph-rsid="00a28427" style:font-style-asian="italic" style:font-style-complex="italic"/>
    </style:style>
    <style:style style:name="P70" style:family="paragraph" style:parent-style-name="Text_20_body">
      <style:text-properties fo:font-style="italic" officeooo:rsid="00a455ec" officeooo:paragraph-rsid="00a53ba7" style:font-style-asian="italic" style:font-style-complex="italic"/>
    </style:style>
    <style:style style:name="P71" style:family="paragraph" style:parent-style-name="Text_20_body">
      <style:text-properties fo:font-style="italic" officeooo:rsid="00a53ba7" officeooo:paragraph-rsid="00a53ba7" style:font-style-asian="italic" style:font-style-complex="italic"/>
    </style:style>
    <style:style style:name="P72" style:family="paragraph" style:parent-style-name="Text_20_body">
      <style:paragraph-properties fo:text-align="start" style:justify-single-word="false"/>
      <style:text-properties fo:font-style="italic" fo:font-weight="bold" officeooo:rsid="00483e0d" officeooo:paragraph-rsid="0048c88f" style:font-style-asian="italic" style:font-weight-asian="bold" style:font-style-complex="italic" style:font-weight-complex="bold"/>
    </style:style>
    <style:style style:name="P73" style:family="paragraph" style:parent-style-name="Text_20_body">
      <style:text-properties fo:font-style="italic" fo:font-weight="bold" officeooo:rsid="00abf2f4" officeooo:paragraph-rsid="00abf2f4" style:font-style-asian="italic" style:font-weight-asian="bold" style:font-style-complex="italic" style:font-weight-complex="bold"/>
    </style:style>
    <style:style style:name="P74" style:family="paragraph" style:parent-style-name="Text_20_body">
      <style:text-properties officeooo:rsid="0037c821" officeooo:paragraph-rsid="0037c821"/>
    </style:style>
    <style:style style:name="P75" style:family="paragraph" style:parent-style-name="Text_20_body">
      <style:text-properties officeooo:rsid="003cd457" officeooo:paragraph-rsid="003cd457"/>
    </style:style>
    <style:style style:name="P76" style:family="paragraph" style:parent-style-name="Text_20_body">
      <style:paragraph-properties fo:text-align="start" style:justify-single-word="false"/>
      <style:text-properties officeooo:rsid="003e7732" officeooo:paragraph-rsid="003e7732"/>
    </style:style>
    <style:style style:name="P77" style:family="paragraph" style:parent-style-name="Text_20_body">
      <style:paragraph-properties fo:text-align="start" style:justify-single-word="false"/>
      <style:text-properties officeooo:rsid="00427f54" officeooo:paragraph-rsid="00427f54"/>
    </style:style>
    <style:style style:name="P78" style:family="paragraph" style:parent-style-name="Text_20_body">
      <style:paragraph-properties fo:text-align="start" style:justify-single-word="false"/>
      <style:text-properties officeooo:rsid="00427f54" officeooo:paragraph-rsid="0048c88f"/>
    </style:style>
    <style:style style:name="P79" style:family="paragraph" style:parent-style-name="Text_20_body">
      <style:paragraph-properties fo:text-align="start" style:justify-single-word="false"/>
      <style:text-properties officeooo:rsid="00427f54" officeooo:paragraph-rsid="00812586"/>
    </style:style>
    <style:style style:name="P80" style:family="paragraph" style:parent-style-name="Text_20_body">
      <style:text-properties officeooo:rsid="004710c7" officeooo:paragraph-rsid="0048c88f"/>
    </style:style>
    <style:style style:name="P81" style:family="paragraph" style:parent-style-name="Text_20_body">
      <style:text-properties officeooo:rsid="004f288c" officeooo:paragraph-rsid="004f288c"/>
    </style:style>
    <style:style style:name="P82" style:family="paragraph" style:parent-style-name="Text_20_body">
      <style:text-properties officeooo:rsid="00511544" officeooo:paragraph-rsid="00511544"/>
    </style:style>
    <style:style style:name="P83" style:family="paragraph" style:parent-style-name="Text_20_body">
      <style:text-properties officeooo:rsid="0052ec54" officeooo:paragraph-rsid="0052ec54"/>
    </style:style>
    <style:style style:name="P84" style:family="paragraph" style:parent-style-name="Text_20_body">
      <style:text-properties officeooo:rsid="005c231f" officeooo:paragraph-rsid="005c231f"/>
    </style:style>
    <style:style style:name="P85" style:family="paragraph" style:parent-style-name="Text_20_body">
      <style:text-properties fo:language="en" fo:country="US" fo:font-style="italic" officeooo:rsid="005947a2" officeooo:paragraph-rsid="005947a2" style:font-style-asian="italic" style:font-style-complex="italic"/>
    </style:style>
    <style:style style:name="P86" style:family="paragraph" style:parent-style-name="Text_20_body">
      <style:text-properties fo:language="en" fo:country="US" fo:font-style="italic" officeooo:rsid="005b4708" officeooo:paragraph-rsid="005b4708" style:font-style-asian="italic" style:font-style-complex="italic"/>
    </style:style>
    <style:style style:name="P87" style:family="paragraph" style:parent-style-name="Text_20_body">
      <style:paragraph-properties fo:text-align="start" style:justify-single-word="false"/>
      <style:text-properties fo:language="en" fo:country="US" fo:font-style="italic" officeooo:rsid="009c9ab2" officeooo:paragraph-rsid="007eb681" style:font-style-asian="italic" style:font-style-complex="italic"/>
    </style:style>
    <style:style style:name="P88" style:family="paragraph" style:parent-style-name="Text_20_body">
      <style:text-properties fo:language="en" fo:country="US" fo:font-style="italic" officeooo:rsid="009c9ab2" officeooo:paragraph-rsid="007eb681" style:font-style-asian="italic" style:font-style-complex="italic"/>
    </style:style>
    <style:style style:name="P89" style:family="paragraph" style:parent-style-name="Text_20_body">
      <style:text-properties fo:language="en" fo:country="US" fo:font-style="italic" officeooo:rsid="00a01a77" officeooo:paragraph-rsid="007eb681" style:font-style-asian="italic" style:font-style-complex="italic"/>
    </style:style>
    <style:style style:name="P90" style:family="paragraph" style:parent-style-name="Text_20_body">
      <style:text-properties fo:language="en" fo:country="US" fo:font-style="italic" officeooo:rsid="00a4c882" officeooo:paragraph-rsid="007eb681" style:font-style-asian="italic" style:font-style-complex="italic"/>
    </style:style>
    <style:style style:name="P91" style:family="paragraph" style:parent-style-name="Text_20_body">
      <style:text-properties fo:language="en" fo:country="US" fo:font-style="italic" officeooo:rsid="00abf2f4" officeooo:paragraph-rsid="00abf2f4" style:font-style-asian="italic" style:font-style-complex="italic"/>
    </style:style>
    <style:style style:name="P92" style:family="paragraph" style:parent-style-name="Text_20_body">
      <style:text-properties fo:language="en" fo:country="US" fo:font-style="italic" officeooo:rsid="00a7ddf0" officeooo:paragraph-rsid="00abf2f4" style:font-style-asian="italic" style:font-style-complex="italic"/>
    </style:style>
    <style:style style:name="P93" style:family="paragraph" style:parent-style-name="Text_20_body">
      <style:text-properties fo:language="en" fo:country="US" fo:font-style="italic" officeooo:rsid="00adb652" officeooo:paragraph-rsid="00adb652" style:font-style-asian="italic" style:font-style-complex="italic"/>
    </style:style>
    <style:style style:name="P94" style:family="paragraph" style:parent-style-name="Text_20_body">
      <style:text-properties fo:language="en" fo:country="US" fo:font-style="italic" officeooo:rsid="00af270b" officeooo:paragraph-rsid="00af270b" style:font-style-asian="italic" style:font-style-complex="italic"/>
    </style:style>
    <style:style style:name="P95" style:family="paragraph" style:parent-style-name="Text_20_body">
      <style:text-properties fo:language="en" fo:country="US" officeooo:rsid="005b4708" officeooo:paragraph-rsid="005b4708"/>
    </style:style>
    <style:style style:name="P96" style:family="paragraph" style:parent-style-name="Text_20_body">
      <style:text-properties fo:language="en" fo:country="US" officeooo:rsid="0065a8e5" officeooo:paragraph-rsid="0064b4d3"/>
    </style:style>
    <style:style style:name="P97" style:family="paragraph" style:parent-style-name="Text_20_body">
      <style:text-properties officeooo:paragraph-rsid="007eb681"/>
    </style:style>
    <style:style style:name="P98" style:family="paragraph" style:parent-style-name="Text_20_body">
      <style:paragraph-properties fo:text-align="start" style:justify-single-word="false"/>
      <style:text-properties officeooo:rsid="00fbf264" officeooo:paragraph-rsid="008072e9"/>
    </style:style>
    <style:style style:name="P99" style:family="paragraph" style:parent-style-name="Text_20_body">
      <style:text-properties officeooo:rsid="00fbf264" officeooo:paragraph-rsid="008072e9"/>
    </style:style>
    <style:style style:name="P100" style:family="paragraph" style:parent-style-name="Text_20_body">
      <style:text-properties officeooo:rsid="00fe9994" officeooo:paragraph-rsid="008072e9"/>
    </style:style>
    <style:style style:name="P101" style:family="paragraph" style:parent-style-name="Text_20_body">
      <style:text-properties officeooo:rsid="0100e31f" officeooo:paragraph-rsid="008072e9"/>
    </style:style>
    <style:style style:name="P102" style:family="paragraph" style:parent-style-name="Text_20_body">
      <style:text-properties officeooo:rsid="01007898" officeooo:paragraph-rsid="008072e9"/>
    </style:style>
    <style:style style:name="P103" style:family="paragraph" style:parent-style-name="Text_20_body">
      <style:text-properties fo:font-weight="normal" officeooo:rsid="01007898" officeooo:paragraph-rsid="008072e9" style:font-weight-asian="normal" style:font-weight-complex="normal"/>
    </style:style>
    <style:style style:name="P104" style:family="paragraph" style:parent-style-name="Text_20_body">
      <style:paragraph-properties fo:text-align="start" style:justify-single-word="false"/>
      <style:text-properties fo:font-weight="normal" officeooo:rsid="01087bf3" officeooo:paragraph-rsid="008072e9" style:font-weight-asian="normal" style:font-weight-complex="normal"/>
    </style:style>
    <style:style style:name="P105" style:family="paragraph" style:parent-style-name="Text_20_body">
      <style:paragraph-properties fo:text-align="start" style:justify-single-word="false"/>
      <style:text-properties fo:font-weight="normal" officeooo:rsid="010b9a39" officeooo:paragraph-rsid="008072e9" style:font-weight-asian="normal" style:font-weight-complex="normal"/>
    </style:style>
    <style:style style:name="P106" style:family="paragraph" style:parent-style-name="Text_20_body">
      <style:paragraph-properties fo:text-align="start" style:justify-single-word="false"/>
      <style:text-properties fo:font-weight="normal" officeooo:rsid="01011eee" officeooo:paragraph-rsid="008072e9" style:font-weight-asian="normal" style:font-weight-complex="normal"/>
    </style:style>
    <style:style style:name="P107" style:family="paragraph" style:parent-style-name="Text_20_body">
      <style:paragraph-properties fo:text-align="start" style:justify-single-word="false"/>
      <style:text-properties fo:font-weight="normal" officeooo:rsid="010f5750" officeooo:paragraph-rsid="008072e9" style:font-weight-asian="normal" style:font-weight-complex="normal"/>
    </style:style>
    <style:style style:name="P108" style:family="paragraph" style:parent-style-name="Text_20_body">
      <style:paragraph-properties fo:text-align="start" style:justify-single-word="false"/>
      <style:text-properties fo:font-weight="normal" officeooo:rsid="0105aab3" officeooo:paragraph-rsid="008072e9" style:font-weight-asian="normal" style:font-weight-complex="normal"/>
    </style:style>
    <style:style style:name="P109" style:family="paragraph" style:parent-style-name="Text_20_body">
      <style:paragraph-properties fo:text-align="start" style:justify-single-word="false"/>
      <style:text-properties fo:font-weight="normal" officeooo:rsid="0113a37a" officeooo:paragraph-rsid="008072e9" style:font-weight-asian="normal" style:font-weight-complex="normal"/>
    </style:style>
    <style:style style:name="P110" style:family="paragraph" style:parent-style-name="Text_20_body">
      <style:text-properties officeooo:rsid="01011eee" officeooo:paragraph-rsid="008072e9"/>
    </style:style>
    <style:style style:name="P111" style:family="paragraph" style:parent-style-name="Text_20_body">
      <style:paragraph-properties fo:text-align="start" style:justify-single-word="false"/>
      <style:text-properties officeooo:rsid="0105aab3" officeooo:paragraph-rsid="008072e9"/>
    </style:style>
    <style:style style:name="P112" style:family="paragraph" style:parent-style-name="Text_20_body">
      <style:paragraph-properties fo:text-align="start" style:justify-single-word="false"/>
      <style:text-properties officeooo:rsid="010b9a39" officeooo:paragraph-rsid="008072e9"/>
    </style:style>
    <style:style style:name="P113" style:family="paragraph" style:parent-style-name="Text_20_body">
      <style:text-properties officeooo:paragraph-rsid="008072e9"/>
    </style:style>
    <style:style style:name="P114" style:family="paragraph" style:parent-style-name="Text_20_body">
      <style:text-properties officeooo:paragraph-rsid="00812586"/>
    </style:style>
    <style:style style:name="P115" style:family="paragraph" style:parent-style-name="Text_20_body">
      <style:paragraph-properties fo:text-align="start" style:justify-single-word="false"/>
      <style:text-properties fo:font-style="normal" officeooo:rsid="00812586" officeooo:paragraph-rsid="00812586" style:font-style-asian="normal" style:font-style-complex="normal"/>
    </style:style>
    <style:style style:name="P116" style:family="paragraph" style:parent-style-name="Text_20_body">
      <style:text-properties fo:font-style="normal" officeooo:rsid="0138f22c" officeooo:paragraph-rsid="00a28427" style:font-style-asian="normal" style:font-style-complex="normal"/>
    </style:style>
    <style:style style:name="P117" style:family="paragraph" style:parent-style-name="Text_20_body">
      <style:paragraph-properties fo:text-align="start" style:justify-single-word="false"/>
      <style:text-properties officeooo:rsid="0085c3cf" officeooo:paragraph-rsid="0085c3cf"/>
    </style:style>
    <style:style style:name="P118" style:family="paragraph" style:parent-style-name="Text_20_body">
      <style:paragraph-properties fo:text-align="start" style:justify-single-word="false"/>
      <style:text-properties officeooo:rsid="0087358f" officeooo:paragraph-rsid="0087358f"/>
    </style:style>
    <style:style style:name="P119" style:family="paragraph" style:parent-style-name="Text_20_body">
      <style:paragraph-properties fo:text-align="start" style:justify-single-word="false"/>
      <style:text-properties officeooo:rsid="0087b989" officeooo:paragraph-rsid="0087b989"/>
    </style:style>
    <style:style style:name="P120" style:family="paragraph" style:parent-style-name="Text_20_body">
      <style:paragraph-properties fo:text-align="start" style:justify-single-word="false"/>
      <style:text-properties officeooo:rsid="00890ef4" officeooo:paragraph-rsid="00890ef4"/>
    </style:style>
    <style:style style:name="P121" style:family="paragraph" style:parent-style-name="Text_20_body">
      <style:paragraph-properties fo:text-align="start" style:justify-single-word="false"/>
      <style:text-properties officeooo:rsid="0089856b" officeooo:paragraph-rsid="0089856b"/>
    </style:style>
    <style:style style:name="P122" style:family="paragraph" style:parent-style-name="Text_20_body">
      <style:paragraph-properties fo:text-align="start" style:justify-single-word="false"/>
      <style:text-properties officeooo:rsid="008dc7c9" officeooo:paragraph-rsid="008dc7c9"/>
    </style:style>
    <style:style style:name="P123" style:family="paragraph" style:parent-style-name="Text_20_body">
      <style:paragraph-properties fo:text-align="start" style:justify-single-word="false"/>
      <style:text-properties officeooo:rsid="008e491a" officeooo:paragraph-rsid="008e491a"/>
    </style:style>
    <style:style style:name="P124" style:family="paragraph" style:parent-style-name="Text_20_body">
      <style:text-properties officeooo:rsid="0091ded2" officeooo:paragraph-rsid="0091ded2"/>
    </style:style>
    <style:style style:name="P125" style:family="paragraph" style:parent-style-name="Text_20_body">
      <style:text-properties officeooo:rsid="0091ded2" officeooo:paragraph-rsid="00a7ddf0"/>
    </style:style>
    <style:style style:name="P126" style:family="paragraph" style:parent-style-name="Text_20_body">
      <style:text-properties officeooo:rsid="0097dea6" officeooo:paragraph-rsid="0097dea6"/>
    </style:style>
    <style:style style:name="P127" style:family="paragraph" style:parent-style-name="Text_20_body">
      <style:text-properties officeooo:rsid="0098c808" officeooo:paragraph-rsid="0098c808"/>
    </style:style>
    <style:style style:name="P128" style:family="paragraph" style:parent-style-name="Text_20_body">
      <style:text-properties officeooo:rsid="009be1b4" officeooo:paragraph-rsid="009be1b4"/>
    </style:style>
    <style:style style:name="P129" style:family="paragraph" style:parent-style-name="Text_20_body">
      <style:text-properties officeooo:rsid="00a7ddf0" officeooo:paragraph-rsid="00a7ddf0"/>
    </style:style>
    <style:style style:name="P130" style:family="paragraph" style:parent-style-name="Text_20_body">
      <style:text-properties officeooo:rsid="00a7ddf0" officeooo:paragraph-rsid="00a9b7cf"/>
    </style:style>
    <style:style style:name="P131" style:family="paragraph" style:parent-style-name="Text_20_body">
      <style:text-properties officeooo:rsid="00af270b" officeooo:paragraph-rsid="00af270b"/>
    </style:style>
    <style:style style:name="P132" style:family="paragraph" style:parent-style-name="Text_20_body">
      <style:text-properties officeooo:rsid="00b30332" officeooo:paragraph-rsid="00b30332"/>
    </style:style>
    <style:style style:name="P133" style:family="paragraph" style:parent-style-name="Text_20_body">
      <style:text-properties officeooo:rsid="00b345a1" officeooo:paragraph-rsid="00b345a1"/>
    </style:style>
    <style:style style:name="P134" style:family="paragraph" style:parent-style-name="Text_20_body">
      <style:text-properties fo:language="en" fo:country="US" officeooo:rsid="00b345a1" officeooo:paragraph-rsid="00b345a1"/>
    </style:style>
    <style:style style:name="P135" style:family="paragraph" style:parent-style-name="Text_20_body">
      <style:paragraph-properties fo:text-align="start" style:justify-single-word="false"/>
      <style:text-properties fo:language="en" fo:country="US" fo:font-style="italic" officeooo:rsid="00b2a974" officeooo:paragraph-rsid="007eb681" style:font-style-asian="italic" style:font-style-complex="italic"/>
    </style:style>
    <style:style style:name="P136" style:family="paragraph" style:parent-style-name="Text_20_body">
      <style:text-properties fo:language="cs" fo:country="CZ" fo:font-style="italic" officeooo:rsid="00abf2f4" officeooo:paragraph-rsid="00abf2f4" style:font-style-asian="italic" style:font-style-complex="italic"/>
    </style:style>
    <style:style style:name="P137" style:family="paragraph" style:parent-style-name="Text_20_body">
      <style:text-properties fo:language="cs" fo:country="CZ" fo:font-style="italic" officeooo:rsid="00af270b" officeooo:paragraph-rsid="00af270b" style:font-style-asian="italic" style:font-style-complex="italic"/>
    </style:style>
    <style:style style:name="P138" style:family="paragraph" style:parent-style-name="Text_20_body">
      <style:text-properties fo:language="cs" fo:country="CZ" fo:font-style="italic" officeooo:rsid="00b74d93" officeooo:paragraph-rsid="00b74d93" style:font-style-asian="italic" style:font-style-complex="italic"/>
    </style:style>
    <style:style style:name="P139" style:family="paragraph" style:parent-style-name="Text_20_body">
      <style:paragraph-properties fo:text-align="start" style:justify-single-word="false"/>
      <style:text-properties fo:language="cs" fo:country="CZ" fo:font-style="italic" officeooo:rsid="00b90a7b" officeooo:paragraph-rsid="00b90a7b" style:font-style-asian="italic" style:font-style-complex="italic"/>
    </style:style>
    <style:style style:name="P140" style:family="paragraph" style:parent-style-name="Text_20_body">
      <style:paragraph-properties fo:text-align="start" style:justify-single-word="false"/>
      <style:text-properties fo:language="cs" fo:country="CZ" fo:font-style="italic" officeooo:rsid="00bd61c0" officeooo:paragraph-rsid="00bd61c0" style:font-style-asian="italic" style:font-style-complex="italic"/>
    </style:style>
    <style:style style:name="P141" style:family="paragraph" style:parent-style-name="Text_20_body">
      <style:paragraph-properties fo:text-align="start" style:justify-single-word="false"/>
      <style:text-properties fo:language="cs" fo:country="CZ" fo:font-style="italic" officeooo:rsid="00baa537" officeooo:paragraph-rsid="00baa537" style:font-style-asian="italic" style:font-style-complex="italic"/>
    </style:style>
    <style:style style:name="P142" style:family="paragraph" style:parent-style-name="Text_20_body">
      <style:paragraph-properties fo:text-align="start" style:justify-single-word="false"/>
      <style:text-properties fo:language="cs" fo:country="CZ" fo:font-style="italic" officeooo:rsid="00bbb523" officeooo:paragraph-rsid="00bbb523" style:font-style-asian="italic" style:font-style-complex="italic"/>
    </style:style>
    <style:style style:name="P143" style:family="paragraph" style:parent-style-name="Text_20_body">
      <style:paragraph-properties fo:text-align="start" style:justify-single-word="false"/>
      <style:text-properties fo:language="cs" fo:country="CZ" fo:font-style="italic" officeooo:rsid="00bca6ad" officeooo:paragraph-rsid="00bca6ad" style:font-style-asian="italic" style:font-style-complex="italic"/>
    </style:style>
    <style:style style:name="P144" style:family="paragraph" style:parent-style-name="Text_20_body">
      <style:paragraph-properties fo:text-align="start" style:justify-single-word="false"/>
      <style:text-properties fo:language="cs" fo:country="CZ" fo:font-style="italic" fo:font-weight="normal" officeooo:rsid="0064b4d3" officeooo:paragraph-rsid="00bed9a9" style:font-style-asian="italic" style:font-weight-asian="normal" style:font-style-complex="italic" style:font-weight-complex="normal"/>
    </style:style>
    <style:style style:name="P145" style:family="paragraph" style:parent-style-name="Text_20_body">
      <style:paragraph-properties fo:text-align="start" style:justify-single-word="false"/>
      <style:text-properties fo:language="cs" fo:country="CZ" fo:font-style="normal" officeooo:rsid="00b90a7b" officeooo:paragraph-rsid="00b90a7b" style:font-style-asian="normal" style:font-style-complex="normal"/>
    </style:style>
    <style:style style:name="P146" style:family="paragraph" style:parent-style-name="Text_20_body">
      <style:paragraph-properties fo:text-align="start" style:justify-single-word="false"/>
      <style:text-properties fo:language="cs" fo:country="CZ" fo:font-style="normal" officeooo:rsid="00b96689" officeooo:paragraph-rsid="00b96689" style:font-style-asian="normal" style:font-style-complex="normal"/>
    </style:style>
    <style:style style:name="P147" style:family="paragraph" style:parent-style-name="Text_20_body">
      <style:paragraph-properties fo:text-align="start" style:justify-single-word="false"/>
      <style:text-properties fo:font-style="normal" officeooo:rsid="00bd61c0" officeooo:paragraph-rsid="00bd61c0" style:font-style-asian="normal" style:font-style-complex="normal"/>
    </style:style>
    <style:style style:name="P148" style:family="paragraph" style:parent-style-name="Text_20_body">
      <style:paragraph-properties fo:text-align="start" style:justify-single-word="false"/>
      <style:text-properties fo:font-style="normal" officeooo:rsid="00bed9a9" officeooo:paragraph-rsid="00bed9a9" style:font-style-asian="normal" style:font-style-complex="normal"/>
    </style:style>
    <style:style style:name="P149" style:family="paragraph" style:parent-style-name="Text_20_body">
      <style:paragraph-properties fo:text-align="start" style:justify-single-word="false"/>
      <style:text-properties fo:font-style="normal" officeooo:rsid="00c2d3a3" officeooo:paragraph-rsid="00c2d3a3" style:font-style-asian="normal" style:font-style-complex="normal"/>
    </style:style>
    <style:style style:name="P150" style:family="paragraph" style:parent-style-name="Text_20_body">
      <style:paragraph-properties fo:text-align="start" style:justify-single-word="false"/>
      <style:text-properties fo:font-style="normal" officeooo:rsid="00cbd677" officeooo:paragraph-rsid="00cbd677" style:font-style-asian="normal" style:font-style-complex="normal"/>
    </style:style>
    <style:style style:name="P151" style:family="paragraph" style:parent-style-name="Text_20_body">
      <style:paragraph-properties fo:text-align="start" style:justify-single-word="false"/>
      <style:text-properties fo:font-style="normal" fo:font-weight="bold" officeooo:rsid="00c2d3a3" officeooo:paragraph-rsid="00c2d3a3" style:font-style-asian="normal" style:font-weight-asian="bold" style:font-style-complex="normal" style:font-weight-complex="bold"/>
    </style:style>
    <style:style style:name="P152" style:family="paragraph" style:parent-style-name="Text_20_body">
      <style:paragraph-properties fo:text-align="start" style:justify-single-word="false"/>
      <style:text-properties fo:font-style="italic" officeooo:rsid="00bd61c0" officeooo:paragraph-rsid="00bd61c0" style:font-style-asian="italic" style:font-style-complex="italic"/>
    </style:style>
    <style:style style:name="P153" style:family="paragraph" style:parent-style-name="Text_20_body">
      <style:paragraph-properties fo:text-align="start" style:justify-single-word="false"/>
      <style:text-properties fo:font-style="italic" officeooo:rsid="00bd61c0" officeooo:paragraph-rsid="00bed9a9" style:font-style-asian="italic" style:font-style-complex="italic"/>
    </style:style>
    <style:style style:name="P154" style:family="paragraph" style:parent-style-name="Text_20_body">
      <style:paragraph-properties fo:text-align="start" style:justify-single-word="false"/>
      <style:text-properties fo:font-style="italic" officeooo:rsid="00bed9a9" officeooo:paragraph-rsid="00bed9a9" style:font-style-asian="italic" style:font-style-complex="italic"/>
    </style:style>
    <style:style style:name="P155" style:family="paragraph" style:parent-style-name="Text_20_body">
      <style:paragraph-properties fo:text-align="start" style:justify-single-word="false"/>
      <style:text-properties fo:font-style="italic" officeooo:rsid="00c023ba" officeooo:paragraph-rsid="00c023ba" style:font-style-asian="italic" style:font-style-complex="italic"/>
    </style:style>
    <style:style style:name="P156" style:family="paragraph" style:parent-style-name="Text_20_body">
      <style:paragraph-properties fo:text-align="start" style:justify-single-word="false"/>
      <style:text-properties fo:font-style="italic" officeooo:rsid="00c1a310" officeooo:paragraph-rsid="00c1a310" style:font-style-asian="italic" style:font-style-complex="italic"/>
    </style:style>
    <style:style style:name="P157" style:family="paragraph" style:parent-style-name="Text_20_body">
      <style:paragraph-properties fo:text-align="start" style:justify-single-word="false"/>
      <style:text-properties fo:font-style="italic" officeooo:rsid="00c2d3a3" officeooo:paragraph-rsid="00c2d3a3" style:font-style-asian="italic" style:font-style-complex="italic"/>
    </style:style>
    <style:style style:name="P158" style:family="paragraph" style:parent-style-name="Text_20_body">
      <style:paragraph-properties fo:text-align="start" style:justify-single-word="false"/>
      <style:text-properties fo:font-style="italic" officeooo:rsid="00ca5b5e" officeooo:paragraph-rsid="00ca5b5e" style:font-style-asian="italic" style:font-style-complex="italic"/>
    </style:style>
    <style:style style:name="P159" style:family="paragraph" style:parent-style-name="Text_20_body">
      <style:paragraph-properties fo:text-align="start" style:justify-single-word="false"/>
      <style:text-properties fo:font-style="italic" officeooo:rsid="00cb2ec6" officeooo:paragraph-rsid="00cb2ec6" style:font-style-asian="italic" style:font-style-complex="italic"/>
    </style:style>
    <style:style style:name="P160" style:family="paragraph" style:parent-style-name="Text_20_body">
      <style:paragraph-properties fo:text-align="start" style:justify-single-word="false"/>
      <style:text-properties fo:font-style="italic" fo:font-weight="bold" officeooo:rsid="00bed9a9" officeooo:paragraph-rsid="00bed9a9" style:font-style-asian="italic" style:font-weight-asian="bold" style:font-style-complex="italic" style:font-weight-complex="bold"/>
    </style:style>
    <style:style style:name="P161" style:family="paragraph" style:parent-style-name="Text_20_body">
      <style:paragraph-properties fo:text-align="start" style:justify-single-word="false"/>
      <style:text-properties fo:font-style="italic" fo:font-weight="bold" officeooo:rsid="00c1a310" officeooo:paragraph-rsid="00c1a310" style:font-style-asian="italic" style:font-weight-asian="bold" style:font-style-complex="italic" style:font-weight-complex="bold"/>
    </style:style>
    <style:style style:name="P162" style:family="paragraph" style:parent-style-name="Heading_20_3">
      <style:text-properties officeooo:paragraph-rsid="0048c88f"/>
    </style:style>
    <style:style style:name="P163" style:family="paragraph" style:parent-style-name="Heading_20_3">
      <style:text-properties officeooo:paragraph-rsid="008072e9"/>
    </style:style>
    <style:style style:name="P164" style:family="paragraph" style:parent-style-name="Heading_20_2">
      <style:text-properties officeooo:paragraph-rsid="00a7ddf0"/>
    </style:style>
    <style:style style:name="P165" style:family="paragraph" style:parent-style-name="Heading_20_2">
      <style:text-properties fo:language="cs" fo:country="CZ" officeooo:rsid="0015ad37" officeooo:paragraph-rsid="0015ad37"/>
    </style:style>
    <style:style style:name="P166" style:family="paragraph" style:parent-style-name="Heading_20_2">
      <style:text-properties officeooo:paragraph-rsid="001921b5"/>
    </style:style>
    <style:style style:name="P167" style:family="paragraph" style:parent-style-name="Heading_20_1">
      <style:text-properties officeooo:paragraph-rsid="00a28427"/>
    </style:style>
    <style:style style:name="P168" style:family="paragraph" style:parent-style-name="Heading_20_1" style:master-page-name="Standard">
      <style:paragraph-properties fo:text-align="center" style:justify-single-word="false" style:page-number="auto"/>
    </style:style>
    <style:style style:name="T1" style:family="text">
      <style:text-properties fo:language="cs" fo:country="CZ"/>
    </style:style>
    <style:style style:name="T2" style:family="text">
      <style:text-properties fo:language="cs" fo:country="CZ" fo:font-style="italic" fo:font-weight="normal" officeooo:rsid="002c3f5c" style:font-style-asian="italic" style:font-weight-asian="normal" style:font-style-complex="italic" style:font-weight-complex="normal"/>
    </style:style>
    <style:style style:name="T3" style:family="text">
      <style:text-properties fo:language="cs" fo:country="CZ" officeooo:rsid="005aef09"/>
    </style:style>
    <style:style style:name="T4" style:family="text">
      <style:text-properties fo:language="cs" fo:country="CZ" officeooo:rsid="005dd258"/>
    </style:style>
    <style:style style:name="T5" style:family="text">
      <style:text-properties fo:language="cs" fo:country="CZ" officeooo:rsid="005f30b8"/>
    </style:style>
    <style:style style:name="T6" style:family="text">
      <style:text-properties fo:language="cs" fo:country="CZ" officeooo:rsid="005f5e5b"/>
    </style:style>
    <style:style style:name="T7" style:family="text">
      <style:text-properties fo:language="cs" fo:country="CZ" officeooo:rsid="00a91d45"/>
    </style:style>
    <style:style style:name="T8" style:family="text">
      <style:text-properties fo:language="cs" fo:country="CZ" officeooo:rsid="009c77ce"/>
    </style:style>
    <style:style style:name="T9" style:family="text">
      <style:text-properties fo:language="cs" fo:country="CZ" officeooo:rsid="00a4c882"/>
    </style:style>
    <style:style style:name="T10" style:family="text">
      <style:text-properties fo:language="cs" fo:country="CZ" officeooo:rsid="00a5ebd2"/>
    </style:style>
    <style:style style:name="T11" style:family="text">
      <style:text-properties fo:language="cs" fo:country="CZ" officeooo:rsid="00aac2f4"/>
    </style:style>
    <style:style style:name="T12" style:family="text">
      <style:text-properties fo:language="cs" fo:country="CZ" officeooo:rsid="00ab2823"/>
    </style:style>
    <style:style style:name="T13" style:family="text">
      <style:text-properties fo:language="cs" fo:country="CZ" officeooo:rsid="00ab6a8f"/>
    </style:style>
    <style:style style:name="T14" style:family="text">
      <style:text-properties fo:language="cs" fo:country="CZ" officeooo:rsid="00ad260e"/>
    </style:style>
    <style:style style:name="T15" style:family="text">
      <style:text-properties fo:language="cs" fo:country="CZ" officeooo:rsid="00b166d8"/>
    </style:style>
    <style:style style:name="T16" style:family="text">
      <style:text-properties fo:language="cs" fo:country="CZ" officeooo:rsid="00b21f30"/>
    </style:style>
    <style:style style:name="T17" style:family="text">
      <style:text-properties fo:language="cs" fo:country="CZ" officeooo:rsid="00adb4aa"/>
    </style:style>
    <style:style style:name="T18" style:family="text">
      <style:text-properties fo:language="cs" fo:country="CZ" officeooo:rsid="00aefd96"/>
    </style:style>
    <style:style style:name="T19" style:family="text">
      <style:text-properties fo:language="cs" fo:country="CZ" officeooo:rsid="00af76b9"/>
    </style:style>
    <style:style style:name="T20" style:family="text">
      <style:text-properties fo:language="cs" fo:country="CZ" officeooo:rsid="00b2f1a5"/>
    </style:style>
    <style:style style:name="T21" style:family="text">
      <style:text-properties fo:language="cs" fo:country="CZ" officeooo:rsid="00b5d447"/>
    </style:style>
    <style:style style:name="T22" style:family="text">
      <style:text-properties fo:language="cs" fo:country="CZ" officeooo:rsid="00b7b658"/>
    </style:style>
    <style:style style:name="T23" style:family="text">
      <style:text-properties fo:language="cs" fo:country="CZ" officeooo:rsid="00b9874a"/>
    </style:style>
    <style:style style:name="T24" style:family="text">
      <style:text-properties fo:language="cs" fo:country="CZ" fo:font-style="normal" style:font-style-asian="normal" style:font-style-complex="normal"/>
    </style:style>
    <style:style style:name="T25" style:family="text">
      <style:text-properties fo:language="cs" fo:country="CZ" fo:font-style="normal" officeooo:rsid="0064b4d3" style:font-style-asian="normal" style:font-style-complex="normal"/>
    </style:style>
    <style:style style:name="T26" style:family="text">
      <style:text-properties fo:language="cs" fo:country="CZ" fo:font-style="normal" officeooo:rsid="00e1b252" style:font-style-asian="normal" style:font-style-complex="normal"/>
    </style:style>
    <style:style style:name="T27" style:family="text">
      <style:text-properties fo:language="cs" fo:country="CZ" fo:font-style="normal" officeooo:rsid="0101d892" style:font-style-asian="normal" style:font-style-complex="normal"/>
    </style:style>
    <style:style style:name="T28" style:family="text">
      <style:text-properties fo:language="cs" fo:country="CZ" fo:font-style="normal" officeooo:rsid="0100e31f" style:font-style-asian="normal" style:font-style-complex="normal"/>
    </style:style>
    <style:style style:name="T29" style:family="text">
      <style:text-properties fo:language="cs" fo:country="CZ" fo:font-style="normal" officeooo:rsid="00e62109" style:font-style-asian="normal" style:font-style-complex="normal"/>
    </style:style>
    <style:style style:name="T30" style:family="text">
      <style:text-properties fo:language="cs" fo:country="CZ" fo:font-style="normal" officeooo:rsid="01011eee" style:font-style-asian="normal" style:font-style-complex="normal"/>
    </style:style>
    <style:style style:name="T31" style:family="text">
      <style:text-properties fo:language="cs" fo:country="CZ" fo:font-style="normal" officeooo:rsid="0105aab3" style:font-style-asian="normal" style:font-style-complex="normal"/>
    </style:style>
    <style:style style:name="T32" style:family="text">
      <style:text-properties fo:language="cs" fo:country="CZ" fo:font-style="normal" officeooo:rsid="01093d68" style:font-style-asian="normal" style:font-style-complex="normal"/>
    </style:style>
    <style:style style:name="T33" style:family="text">
      <style:text-properties fo:language="cs" fo:country="CZ" fo:font-style="normal" officeooo:rsid="01027362" style:font-style-asian="normal" style:font-style-complex="normal"/>
    </style:style>
    <style:style style:name="T34" style:family="text">
      <style:text-properties fo:language="cs" fo:country="CZ" fo:font-style="normal" officeooo:rsid="01042948" style:font-style-asian="normal" style:font-style-complex="normal"/>
    </style:style>
    <style:style style:name="T35" style:family="text">
      <style:text-properties fo:language="cs" fo:country="CZ" fo:font-style="normal" officeooo:rsid="010f5750" style:font-style-asian="normal" style:font-style-complex="normal"/>
    </style:style>
    <style:style style:name="T36" style:family="text">
      <style:text-properties fo:language="cs" fo:country="CZ" fo:font-style="normal" officeooo:rsid="010fa0b3" style:font-style-asian="normal" style:font-style-complex="normal"/>
    </style:style>
    <style:style style:name="T37" style:family="text">
      <style:text-properties fo:language="cs" fo:country="CZ" fo:font-style="normal" officeooo:rsid="0111043c" style:font-style-asian="normal" style:font-style-complex="normal"/>
    </style:style>
    <style:style style:name="T38" style:family="text">
      <style:text-properties fo:language="cs" fo:country="CZ" fo:font-style="normal" officeooo:rsid="01148a48" style:font-style-asian="normal" style:font-style-complex="normal"/>
    </style:style>
    <style:style style:name="T39" style:family="text">
      <style:text-properties fo:language="cs" fo:country="CZ" fo:font-style="normal" officeooo:rsid="0114e1de" style:font-style-asian="normal" style:font-style-complex="normal"/>
    </style:style>
    <style:style style:name="T40" style:family="text">
      <style:text-properties fo:language="cs" fo:country="CZ" fo:font-style="normal" fo:font-weight="bold" style:font-style-asian="normal" style:font-weight-asian="bold" style:font-style-complex="normal" style:font-weight-complex="bold"/>
    </style:style>
    <style:style style:name="T41" style:family="text">
      <style:text-properties fo:language="cs" fo:country="CZ" fo:font-style="normal" fo:font-weight="bold" officeooo:rsid="0101d892" style:font-style-asian="normal" style:font-weight-asian="bold" style:font-style-complex="normal" style:font-weight-complex="bold"/>
    </style:style>
    <style:style style:name="T42" style:family="text">
      <style:text-properties fo:language="cs" fo:country="CZ" fo:font-style="normal" fo:font-weight="bold" officeooo:rsid="00e1b252" style:font-style-asian="normal" style:font-weight-asian="bold" style:font-style-complex="normal" style:font-weight-complex="bold"/>
    </style:style>
    <style:style style:name="T43" style:family="text">
      <style:text-properties fo:language="cs" fo:country="CZ" fo:font-style="normal" fo:font-weight="bold" officeooo:rsid="0064b4d3" style:font-style-asian="normal" style:font-weight-asian="bold" style:font-style-complex="normal" style:font-weight-complex="bold"/>
    </style:style>
    <style:style style:name="T44" style:family="text">
      <style:text-properties fo:language="cs" fo:country="CZ" fo:font-style="normal" fo:font-weight="bold" officeooo:rsid="01027362" style:font-style-asian="normal" style:font-weight-asian="bold" style:font-style-complex="normal" style:font-weight-complex="bold"/>
    </style:style>
    <style:style style:name="T45" style:family="text">
      <style:text-properties fo:language="cs" fo:country="CZ" fo:font-style="normal" fo:font-weight="bold" officeooo:rsid="01042948" style:font-style-asian="normal" style:font-weight-asian="bold" style:font-style-complex="normal" style:font-weight-complex="bold"/>
    </style:style>
    <style:style style:name="T46" style:family="text">
      <style:text-properties fo:language="cs" fo:country="CZ" fo:font-style="normal" fo:font-weight="normal" officeooo:rsid="0101d892" style:font-style-asian="normal" style:font-weight-asian="normal" style:font-style-complex="normal" style:font-weight-complex="normal"/>
    </style:style>
    <style:style style:name="T47" style:family="text">
      <style:text-properties fo:language="cs" fo:country="CZ" fo:font-style="normal" fo:font-weight="normal" officeooo:rsid="00e1b252" style:font-style-asian="normal" style:font-weight-asian="normal" style:font-style-complex="normal" style:font-weight-complex="normal"/>
    </style:style>
    <style:style style:name="T48" style:family="text">
      <style:text-properties fo:language="cs" fo:country="CZ" fo:font-style="normal" fo:font-weight="normal" officeooo:rsid="01027362" style:font-style-asian="normal" style:font-weight-asian="normal" style:font-style-complex="normal" style:font-weight-complex="normal"/>
    </style:style>
    <style:style style:name="T49" style:family="text">
      <style:text-properties fo:language="cs" fo:country="CZ" fo:font-style="normal" fo:font-weight="normal" officeooo:rsid="0105aab3" style:font-style-asian="normal" style:font-weight-asian="normal" style:font-style-complex="normal" style:font-weight-complex="normal"/>
    </style:style>
    <style:style style:name="T50" style:family="text">
      <style:text-properties fo:language="cs" fo:country="CZ" officeooo:rsid="00abf2f4"/>
    </style:style>
    <style:style style:name="T51" style:family="text">
      <style:text-properties fo:language="cs" fo:country="CZ" officeooo:rsid="00bed9a9"/>
    </style:style>
    <style:style style:name="T52" style:family="text">
      <style:text-properties fo:language="en" fo:country="US"/>
    </style:style>
    <style:style style:name="T53" style:family="text">
      <style:text-properties fo:language="en" fo:country="US" officeooo:rsid="00489241"/>
    </style:style>
    <style:style style:name="T54" style:family="text">
      <style:text-properties fo:language="en" fo:country="US" officeooo:rsid="005aef09"/>
    </style:style>
    <style:style style:name="T55" style:family="text">
      <style:text-properties fo:language="en" fo:country="US" officeooo:rsid="005f30b8"/>
    </style:style>
    <style:style style:name="T56" style:family="text">
      <style:text-properties fo:language="en" fo:country="US" officeooo:rsid="0065a8e5"/>
    </style:style>
    <style:style style:name="T57" style:family="text">
      <style:text-properties fo:language="en" fo:country="US" officeooo:rsid="006fc6ec"/>
    </style:style>
    <style:style style:name="T58" style:family="text">
      <style:text-properties fo:language="en" fo:country="US" officeooo:rsid="0074355a"/>
    </style:style>
    <style:style style:name="T59" style:family="text">
      <style:text-properties fo:language="en" fo:country="US" officeooo:rsid="009c77ce"/>
    </style:style>
    <style:style style:name="T60" style:family="text">
      <style:text-properties fo:language="en" fo:country="US" officeooo:rsid="009d73ea"/>
    </style:style>
    <style:style style:name="T61" style:family="text">
      <style:text-properties fo:language="en" fo:country="US" officeooo:rsid="009c9ab2"/>
    </style:style>
    <style:style style:name="T62" style:family="text">
      <style:text-properties fo:language="en" fo:country="US" officeooo:rsid="00aac2f4"/>
    </style:style>
    <style:style style:name="T63" style:family="text">
      <style:text-properties fo:language="en" fo:country="US" officeooo:rsid="00ab2823"/>
    </style:style>
    <style:style style:name="T64" style:family="text">
      <style:text-properties fo:language="en" fo:country="US" officeooo:rsid="00af76b9"/>
    </style:style>
    <style:style style:name="T65" style:family="text">
      <style:text-properties fo:language="en" fo:country="US" officeooo:rsid="00c1a310"/>
    </style:style>
    <style:style style:name="T66" style:family="text">
      <style:text-properties officeooo:rsid="00146fb9"/>
    </style:style>
    <style:style style:name="T67" style:family="text">
      <style:text-properties officeooo:rsid="0015ad37"/>
    </style:style>
    <style:style style:name="T68" style:family="text">
      <style:text-properties officeooo:rsid="0015de44"/>
    </style:style>
    <style:style style:name="T69" style:family="text">
      <style:text-properties officeooo:rsid="00160deb"/>
    </style:style>
    <style:style style:name="T70" style:family="text">
      <style:text-properties officeooo:rsid="001921b5"/>
    </style:style>
    <style:style style:name="T71" style:family="text">
      <style:text-properties officeooo:rsid="001afbf1"/>
    </style:style>
    <style:style style:name="T72" style:family="text">
      <style:text-properties officeooo:rsid="00212900"/>
    </style:style>
    <style:style style:name="T73" style:family="text">
      <style:text-properties officeooo:rsid="0022284a"/>
    </style:style>
    <style:style style:name="T74" style:family="text">
      <style:text-properties officeooo:rsid="0022b229"/>
    </style:style>
    <style:style style:name="T75" style:family="text">
      <style:text-properties fo:font-weight="normal" style:font-weight-asian="normal" style:font-weight-complex="normal"/>
    </style:style>
    <style:style style:name="T76" style:family="text">
      <style:text-properties fo:font-weight="normal" officeooo:rsid="0024b458" style:font-weight-asian="normal" style:font-weight-complex="normal"/>
    </style:style>
    <style:style style:name="T77" style:family="text">
      <style:text-properties fo:font-weight="normal" officeooo:rsid="0026798a" style:font-weight-asian="normal" style:font-weight-complex="normal"/>
    </style:style>
    <style:style style:name="T78" style:family="text">
      <style:text-properties fo:font-weight="normal" officeooo:rsid="00285fc8" style:font-weight-asian="normal" style:font-weight-complex="normal"/>
    </style:style>
    <style:style style:name="T79" style:family="text">
      <style:text-properties fo:font-weight="bold" style:font-weight-asian="bold" style:font-weight-complex="bold"/>
    </style:style>
    <style:style style:name="T80" style:family="text">
      <style:text-properties fo:font-weight="bold" officeooo:rsid="0022b229" style:font-weight-asian="bold" style:font-weight-complex="bold"/>
    </style:style>
    <style:style style:name="T81" style:family="text">
      <style:text-properties officeooo:rsid="0029b280"/>
    </style:style>
    <style:style style:name="T82" style:family="text">
      <style:text-properties officeooo:rsid="002ae3e0"/>
    </style:style>
    <style:style style:name="T83" style:family="text">
      <style:text-properties fo:font-style="italic" officeooo:rsid="0036c658" style:font-style-asian="italic" style:font-style-complex="italic"/>
    </style:style>
    <style:style style:name="T84" style:family="text">
      <style:text-properties fo:font-style="normal" fo:font-weight="normal" officeooo:rsid="0022b229" style:font-style-asian="normal" style:font-weight-asian="normal" style:font-style-complex="normal" style:font-weight-complex="normal"/>
    </style:style>
    <style:style style:name="T85" style:family="text">
      <style:text-properties fo:font-style="normal" officeooo:rsid="01271b3b" style:font-style-asian="normal" style:font-style-complex="normal"/>
    </style:style>
    <style:style style:name="T86" style:family="text">
      <style:text-properties fo:font-style="normal" officeooo:rsid="00812586" style:font-style-asian="normal" style:font-style-complex="normal"/>
    </style:style>
    <style:style style:name="T87" style:family="text">
      <style:text-properties officeooo:rsid="003016a8"/>
    </style:style>
    <style:style style:name="T88" style:family="text">
      <style:text-properties officeooo:rsid="0030930b"/>
    </style:style>
    <style:style style:name="T89" style:family="text">
      <style:text-properties officeooo:rsid="0032e76f"/>
    </style:style>
    <style:style style:name="T90" style:family="text">
      <style:text-properties officeooo:rsid="0035cc8d"/>
    </style:style>
    <style:style style:name="T91" style:family="text">
      <style:text-properties officeooo:rsid="0036c658"/>
    </style:style>
    <style:style style:name="T92" style:family="text">
      <style:text-properties officeooo:rsid="003a9e41"/>
    </style:style>
    <style:style style:name="T93" style:family="text">
      <style:text-properties officeooo:rsid="003bba4a"/>
    </style:style>
    <style:style style:name="T94" style:family="text">
      <style:text-properties officeooo:rsid="003c3884"/>
    </style:style>
    <style:style style:name="T95" style:family="text">
      <style:text-properties officeooo:rsid="0040428e"/>
    </style:style>
    <style:style style:name="T96" style:family="text">
      <style:text-properties officeooo:rsid="00410b8f"/>
    </style:style>
    <style:style style:name="T97" style:family="text">
      <style:text-properties officeooo:rsid="00438aa9"/>
    </style:style>
    <style:style style:name="T98" style:family="text">
      <style:text-properties officeooo:rsid="0045841d"/>
    </style:style>
    <style:style style:name="T99" style:family="text">
      <style:text-properties officeooo:rsid="00489241"/>
    </style:style>
    <style:style style:name="T100" style:family="text">
      <style:text-properties officeooo:rsid="004e7e95"/>
    </style:style>
    <style:style style:name="T101" style:family="text">
      <style:text-properties officeooo:rsid="0054e8b7"/>
    </style:style>
    <style:style style:name="T102" style:family="text">
      <style:text-properties officeooo:rsid="005700c1"/>
    </style:style>
    <style:style style:name="T103" style:family="text">
      <style:text-properties officeooo:rsid="00606f63"/>
    </style:style>
    <style:style style:name="T104" style:family="text">
      <style:text-properties officeooo:rsid="0065a8e5"/>
    </style:style>
    <style:style style:name="T105" style:family="text">
      <style:text-properties officeooo:rsid="0068f74c"/>
    </style:style>
    <style:style style:name="T106" style:family="text">
      <style:text-properties officeooo:rsid="006a34eb"/>
    </style:style>
    <style:style style:name="T107" style:family="text">
      <style:text-properties officeooo:rsid="006ba0f7"/>
    </style:style>
    <style:style style:name="T108" style:family="text">
      <style:text-properties officeooo:rsid="006d53e5"/>
    </style:style>
    <style:style style:name="T109" style:family="text">
      <style:text-properties officeooo:rsid="006fc6ec"/>
    </style:style>
    <style:style style:name="T110" style:family="text">
      <style:text-properties officeooo:rsid="00734fcc"/>
    </style:style>
    <style:style style:name="T111" style:family="text">
      <style:text-properties officeooo:rsid="00759371"/>
    </style:style>
    <style:style style:name="T112" style:family="text">
      <style:text-properties officeooo:rsid="0077bd41"/>
    </style:style>
    <style:style style:name="T113" style:family="text">
      <style:text-properties officeooo:rsid="00780642"/>
    </style:style>
    <style:style style:name="T114" style:family="text">
      <style:text-properties officeooo:rsid="0079e310"/>
    </style:style>
    <style:style style:name="T115" style:family="text">
      <style:text-properties officeooo:rsid="007a4f8b"/>
    </style:style>
    <style:style style:name="T116" style:family="text">
      <style:text-properties officeooo:rsid="007dba79"/>
    </style:style>
    <style:style style:name="T117" style:family="text">
      <style:text-properties officeooo:rsid="009c77ce"/>
    </style:style>
    <style:style style:name="T118" style:family="text">
      <style:text-properties officeooo:rsid="00a19d5c"/>
    </style:style>
    <style:style style:name="T119" style:family="text">
      <style:text-properties officeooo:rsid="00a4c882"/>
    </style:style>
    <style:style style:name="T120" style:family="text">
      <style:text-properties officeooo:rsid="009c9ab2"/>
    </style:style>
    <style:style style:name="T121" style:family="text">
      <style:text-properties officeooo:rsid="00e1995f"/>
    </style:style>
    <style:style style:name="T122" style:family="text">
      <style:text-properties officeooo:rsid="00ff57a2"/>
    </style:style>
    <style:style style:name="T123" style:family="text">
      <style:text-properties officeooo:rsid="00fda8a6"/>
    </style:style>
    <style:style style:name="T124" style:family="text">
      <style:text-properties officeooo:rsid="00ff169e"/>
    </style:style>
    <style:style style:name="T125" style:family="text">
      <style:text-properties officeooo:rsid="01078b26"/>
    </style:style>
    <style:style style:name="T126" style:family="text">
      <style:text-properties officeooo:rsid="010d8e62"/>
    </style:style>
    <style:style style:name="T127" style:family="text">
      <style:text-properties officeooo:rsid="010b9a39"/>
    </style:style>
    <style:style style:name="T128" style:family="text">
      <style:text-properties officeooo:rsid="0081f931"/>
    </style:style>
    <style:style style:name="T129" style:family="text">
      <style:text-properties officeooo:rsid="0087358f"/>
    </style:style>
    <style:style style:name="T130" style:family="text">
      <style:text-properties officeooo:rsid="0087b989"/>
    </style:style>
    <style:style style:name="T131" style:family="text">
      <style:text-properties officeooo:rsid="008808ae"/>
    </style:style>
    <style:style style:name="T132" style:family="text">
      <style:text-properties officeooo:rsid="00888f2f"/>
    </style:style>
    <style:style style:name="T133" style:family="text">
      <style:text-properties officeooo:rsid="0089856b"/>
    </style:style>
    <style:style style:name="T134" style:family="text">
      <style:text-properties officeooo:rsid="008bcb6f"/>
    </style:style>
    <style:style style:name="T135" style:family="text">
      <style:text-properties officeooo:rsid="008f0218"/>
    </style:style>
    <style:style style:name="T136" style:family="text">
      <style:text-properties officeooo:rsid="0090ab14"/>
    </style:style>
    <style:style style:name="T137" style:family="text">
      <style:text-properties officeooo:rsid="0091ded2"/>
    </style:style>
    <style:style style:name="T138" style:family="text">
      <style:text-properties officeooo:rsid="0091f1e6"/>
    </style:style>
    <style:style style:name="T139" style:family="text">
      <style:text-properties officeooo:rsid="00948378"/>
    </style:style>
    <style:style style:name="T140" style:family="text">
      <style:text-properties officeooo:rsid="0097e6af"/>
    </style:style>
    <style:style style:name="T141" style:family="text">
      <style:text-properties officeooo:rsid="009bcf3f"/>
    </style:style>
    <style:style style:name="T142" style:family="text">
      <style:text-properties officeooo:rsid="009bf155"/>
    </style:style>
    <style:style style:name="T143" style:family="text">
      <style:text-properties officeooo:rsid="009d6059"/>
    </style:style>
    <style:style style:name="T144" style:family="text">
      <style:text-properties officeooo:rsid="009e69a7"/>
    </style:style>
    <style:style style:name="T145" style:family="text">
      <style:text-properties officeooo:rsid="009e9f36"/>
    </style:style>
    <style:style style:name="T146" style:family="text">
      <style:text-properties officeooo:rsid="00a08a36"/>
    </style:style>
    <style:style style:name="T147" style:family="text">
      <style:text-properties officeooo:rsid="0138f22c"/>
    </style:style>
    <style:style style:name="T148" style:family="text">
      <style:text-properties officeooo:rsid="00a28427"/>
    </style:style>
    <style:style style:name="T149" style:family="text">
      <style:text-properties officeooo:rsid="00a455ec"/>
    </style:style>
    <style:style style:name="T150" style:family="text">
      <style:text-properties officeooo:rsid="00a5f377"/>
    </style:style>
    <style:style style:name="T151" style:family="text">
      <style:text-properties officeooo:rsid="00a7ddf0"/>
    </style:style>
    <style:style style:name="T152" style:family="text">
      <style:text-properties officeooo:rsid="00a9b7cf"/>
    </style:style>
    <style:style style:name="T153" style:family="text">
      <style:text-properties officeooo:rsid="00b125f1"/>
    </style:style>
    <style:style style:name="T154" style:family="text">
      <style:text-properties officeooo:rsid="00b345a1"/>
    </style:style>
    <style:style style:name="T155" style:family="text">
      <style:text-properties officeooo:rsid="00b498e5"/>
    </style:style>
    <style:style style:name="T156" style:family="text">
      <style:text-properties officeooo:rsid="00b90a7b"/>
    </style:style>
    <style:style style:name="T157" style:family="text">
      <style:text-properties officeooo:rsid="00bed9a9"/>
    </style:style>
    <style:style style:name="T158" style:family="text">
      <style:text-properties officeooo:rsid="00e1b252"/>
    </style:style>
    <style:style style:name="T159" style:family="text">
      <style:text-properties officeooo:rsid="00e62109"/>
    </style:style>
    <style:style style:name="T160" style:family="text">
      <style:text-properties officeooo:rsid="00c023ba"/>
    </style:style>
    <style:style style:name="T161" style:family="text">
      <style:text-properties officeooo:rsid="00c1a310"/>
    </style:style>
    <style:style style:name="T162" style:family="text">
      <style:text-properties officeooo:rsid="00c2d3a3"/>
    </style:style>
    <style:style style:name="T163" style:family="text">
      <style:text-properties officeooo:rsid="00c8a23d"/>
    </style:style>
    <style:style style:name="T164" style:family="text">
      <style:text-properties officeooo:rsid="00cb2e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8" text:outline-level="1">Alternative MUD project – <text:span text:style-name="T66">Character Progression</text:span></text:h>
      <text:p text:style-name="P33"/>
      <text:h text:style-name="Heading_20_2" text:outline-level="2">Tiery</text:h>
      <text:p text:style-name="P41">Tiery řeší následující problémy:</text:p>
      <text:p text:style-name="P41">– Potřeba exponenciálního růstu síly charů v raidech, ale současně lineárního (a velmi pozvolného) růstu sály charů v pvp</text:p>
      <text:p text:style-name="P41">– Problém trivializace contentu díky exponenciálnímu růstu síly charů.</text:p>
      <text:p text:style-name="P41">Jak je řeší?</text:p>
      <text:p text:style-name="P42">Ukážeme si to na příkladu raidů ve Wowku: <text:span text:style-name="T72">Každý velký content patch tam přinese novou raidovou instanci, ve které je něco mezi 5-15 bossy. Součást výzvy je jednak naučit se taktiky (nestát v ohni a tak), naučit se encounter (optimalizovat, kdy použít cooldowny, kdy do čeho mlátit, atd.) a optimalizovat tak hráčský výkon, a nakonec sehnat odpovídající equip, protože ten zvyšuje sílu charů a díky tomu je pak vůbec možné uhealovat příchozí damage, stihnout enrage timer (čas, do kterého se musí boss zabít, jinak „enragne“ a jednou ranou zruší celý raid), atd.</text:span></text:p>
      <text:p text:style-name="P43">K tomu, aby ta poslední součást výzvy (která je ze všeho nejdůležitější, btw, protože player skill jde natahovat jen do určité míry, aniž by se to změnilo v moc velký opruz a trauma z neustálého wipování).</text:p>
      <text:p text:style-name="P33"/>
      <text:p text:style-name="P33"/>
      <text:p text:style-name="P121">Jména tierů</text:p>
      <text:p text:style-name="P35"><text:span text:style-name="T133">–</text:span> <text:span text:style-name="T135">Asi by to mohly být přímo názvy zón nebo oblastí několika zón.</text:span></text:p>
      <text:p text:style-name="P35">– <text:span text:style-name="T134">Tiery vázané na konkrétní encountery by se měly jmenovat podle daného encounteru (Zagros)</text:span></text:p>
      <text:p text:style-name="P122">Co náhodně generované dungeony?</text:p>
      <text:p text:style-name="P122">– ty by asi vždycky měly spadat do nějaké oblasti. Tj. není to dungeon kdekoliv, ale třeba Dungeons of Moria (při generování mise by se mělo vypsat, do kterého tieru dungeon spadá).</text:p>
      <text:p text:style-name="P122"/>
      <text:p text:style-name="P123">Ve výpisu statů hráče by měla být kolonka pro aktuální tier – tedy pro zónu, ve které hráč zrovna stojí. Pokud je tam aktivní i nějaký lokální tier, tak by se měly vypsat oba.</text:p>
      <text:p text:style-name="P33"/>
      <text:h text:style-name="Heading_20_3" text:outline-level="3">Výzva</text:h>
      <text:p text:style-name="P43">V <text:span text:style-name="T81">přechozím</text:span> povídání jsem to několikrát <text:span text:style-name="T81">zmínil</text:span>, ale ještě to zopakuju, protože to je strašně důležité – je to vlastně tajemství celé pv<text:span text:style-name="T82">e</text:span> části hry. V čem spočívá výzva?</text:p>
      <text:p text:style-name="P43">– Blizzardi výzvu v raidu nastavují tak, že mají pevný počet míst v raidu (respektive teď přepočítávají sílu protivníků podle počtu hráčů v raidu) a obtížnost mají přesně nastavenou na konkrétní equip, tedy na konkrétní mechanickou sílu charů. Vytváří to šílené problémy s organizací (proto ostatně zavedli flex módy, kde se přepočítává damage a hpčka bossů podle počtu hráčů) a hlavně – je to úplně zby<text:span text:style-name="T73">t</text:span>ečné.</text:p>
      <text:p text:style-name="P43">– <text:span text:style-name="T74">Vtip je totiž v tom, že postupné equipování hráčů snižuje obtížnost raidu (tedy nároky na player skill a současně na počet členů raidu), ale stojí to čas a hráčské úsilí. No a přirozenou touhou hráčů je, pokořit raid encounter co nejdříve (ok na Brutusu to úplně neplatí, ale to ničemu nevadí, ono to bude fungovat i pro brutusí hráče).<text:line-break/> To znamená, že </text:span><text:span text:style-name="T80">hráči si nastavují obtížnost sami – když jdou na bosse se slabým equipem, tak ho sice mohou zabít (a získat z něj reward) dříve, ale mají to těžší. Když nejdřív nafarmí equip (zvýší si tier power), tak to budou mít lehčí, bude jich moci být míň a nebudou se ten encounter muset naučit tak dokonale), ale za cenu, že to překonají později.</text:span><text:span text:style-name="T84"> </text:span><text:span text:style-name="T2">(To samé mimochodem platí i pro expení, pokud je z těších mobů víc expů – hráči si sami najdou moby s pro ně odpovídající obtížností, nemusí to nastavovat </text:span><text:soft-page-break/><text:span text:style-name="T2">designér).</text:span><text:span text:style-name="T74"><text:line-break/> Podstatné ale je, že musí být možné euqipovat se (zvyšovat tier power) na daný raid i mimo zabíjení bossů v tom raidu – pak tohle funguje a hráči si mohou natavit obtížnost sami. Blizzardi to mají z velké části tak, že použitelný equip padá pouze z těch bossů, takže jim tohle nefunguje.</text:span></text:p>
      <text:p text:style-name="P45">Tohle pravidlo, tedy že <text:span text:style-name="T79">equip na daný „tier“ raidů (nebo obecně contentu, nemusí – a dokonce by ani neměl – to být jen raidový content) musí jít získat jinak než zabíjením bossů</text:span> (byť pracněji, dlouhodoběji), je strašně důležité ještě z jednoho důvodu: zajistí, že hlavní část zábavy (tedy času, který hráč stráví ve hře a baví se u toho) netráví hráč na raidu, ale přípravou na raidy (skrze sólo content, grupový content, atd.).</text:p>
      <text:p text:style-name="P45">– zní to skoro jako hereze, protože spousta hráčů si myslí, že raidy jsou to jediné zábavné a všechno ostatní je jen otravuje – ale není to tak, je to jeden ze základních paradoxů game designu: Dlouhodobou zábavu negeneruje dosažení cíle, ale cesta k jeho dosažení. To, že někde v dálce existuje velký a hodnotný cíl, udělá zábavu i z věcí jako je průmyslové farmení expů, grindění, a tak.</text:p>
      <text:p text:style-name="P45">/* Ve WoWku je to tak, že ta fáze přípravy (levelování, procházení grupových dungeonů, atd.) zabere týden až dva po vydání nového datadisku. Celá zbývající hra se pak smrskne pouze na raidy, protože nikde jinde už hráč nemůže získat nic, co by mu pomohlo překonat hlavní výzvu hry (což jsou raidy) – pouze v raidech padá použitelný equip. Raiduje se ale typicky třeba jen dva až tři večery týdně – a celý zbytek času hráč „nemá co dělat“ (hra mu k tomu nedává motivaci).</text:p>
      <text:p text:style-name="P45">Proto je to potřeba dělat obráceně: <text:span text:style-name="T79">Hlavní zábavou je příprava na raidy</text:span><text:span text:style-name="T75">, vlastní raid (zabití bosse) je zlatým hřebem, který tomu celému dá smysl a zajistí, že je ta příprava zábavná (právě proto, že je jasné, jaký má smysl).</text:span> */</text:p>
      <text:p text:style-name="P46">Překonáním stávajícího tieru se z něj stává příprava na další tier.</text:p>
      <text:p text:style-name="P45"><text:span text:style-name="T75">– Tohle platí </text:span><text:span text:style-name="T76">i ve Wowku a je to správně (je to vlastně to jediné, co drží hráče u raidování i poté, co ty bosse poprvé zabijou). Wowko ale dělá chybu v tom, </text:span><text:span text:style-name="T77">že mezi dvěma tiery raidů není nic mimo raidy – příprava na další tier raidu se odehrává pouze v raidu. Správně je to tak, že jak se začně stávající raid „farmit“, tak se otevírá celý nový tier, který opět obsahuje sólo a grupový content (a craftění, atd.), což je důležtá část přípravy na další tier raidu.</text:span></text:p>
      <text:p text:style-name="P45"/>
      <text:p text:style-name="P47">Tohle všechno vyúsťuje v následující veledůležité pravidlo:</text:p>
      <text:p text:style-name="P46">Boss nesmí být nastavený na situaci, kdy hráči mají stejný nebo větší tier power jako boss, ale naopak na hodnotu, kdy mají míň a teprve se k němu blíží.<text:span text:style-name="T75"> Někde v tom pásmu ho musí být schopni zabít v „očekávané sestavě“. A to proto, aby si mohli nagrindit ještě víc a dát ho třeba v menším počtu. </text:span><text:span text:style-name="T78">(A také proto, aby se následné „farmení“ bosse stalo jednodušším než first kill – protože opakovaně čelit výzvě na pokraji možností přestává být zábavou a začne být prudou).</text:span></text:p>
      <text:p text:style-name="P33"/>
      <text:h text:style-name="Heading_20_2" text:outline-level="2">Tiery – pokračování</text:h>
      <text:p text:style-name="P48">Odstavec o výzvě byl podstatný, protože z něj vyplývá potřeba exponenciálního růstu síly charu. Mezi každými dvěma tiery raidu se totiž musí síla charu znásobit (<text:span text:style-name="T88">X</text:span>krát větší damage done, <text:span text:style-name="T88">Xkrát menší damage received,</text:span> atd.), <text:span text:style-name="T88">aby to celé fungovalo.</text:span></text:p>
      <text:p text:style-name="P49">Pokud je X třeba 4 (což by asi zhruba mělo být), tak po dvou tierech dávají hráči šestnáctinásobnou damage a dostávají šestnáctinu damage. V PvP by to znamenalo, že kdo je o dva tiery níž, tak si ani nešrktne (ono i o půlku tieru). A navíc to znamená, že bosse pro 16 lidí pak dá jeden hráč sólo, což není moc dobré, protože <text:s/>tím ze hry mizí grupový content.</text:p>
      <text:p text:style-name="P33"/>
      <text:p text:style-name="P50">Řešení je, že každý tier PvE contentu má vlastní „tier power“, což je stat, který ovlivňuje sílu hráčů proti mobům v daných zónách, ale neovlivňuje ji proti mobům ze „starých“ tierů, ani nerozhazuje pvpčko.</text:p>
      <text:p text:style-name="P50">Trivializaci contentu pak řeší jiný trik: Každý mob má nastavenou určitou tier power, se kterou se srovnává tier power hráčů. Když je hráčská nižší, mají velké postihy – dávají do moba menší damage, dostávají větší, <text:span text:style-name="T91">healují za míň</text:span>. <text:span text:style-name="T91">Když hráčova tier power přeleze mobovu, tak se tohle všechno sice obrátí, ale poroste to </text:span><text:soft-page-break/><text:span text:style-name="T83">mnohem</text:span><text:span text:style-name="T91"> pomaleji – overequipování satších tierů je sice bude zjednodušovat, ale ne nějak výrazně (možná by to pak nemuselo růst vůbec, ono síla charu roste i nezávisle na tierech, byť pomalu – rychlostí adekvátní pro pvp).</text:span></text:p>
      <text:p text:style-name="P33"/>
      <text:h text:style-name="Heading_20_3" text:outline-level="3">Tiery a healování</text:h>
      <text:p text:style-name="Text_20_body">– <text:span text:style-name="T87">to je problém. Šlo by sice heal output nepřepočítávat a fungovalo by to, ale pro healery by to negenerovalo dojem, že je tier power fakt zásadní boost.</text:span></text:p>
      <text:p text:style-name="P33"/>
      <text:p text:style-name="P51">Takže takhle:</text:p>
      <text:p text:style-name="P33">– <text:span text:style-name="T89">healing a damage received jsou dvě složky té stejné věci</text:span></text:p>
      <text:p text:style-name="P33">– <text:span text:style-name="T89">damage of tier moba nejen že odečte hpčka, ale pověsí na hráče „tag“. Technicky se nebudou u hráče držet aktuální hpčka, ale ztracená hpčka vždy od každého druhu tieru. Takže hráč bude mít třeba „astral damage“ 423 a jeho current hp budou maxhp mínus součet všech zranění z jednotlivých tierů. Díky tomu půjde při healování aplikovat správný scalovací faktor, aniž by se muselo kontrolovat, ve které zóně healer stojí.</text:span></text:p>
      <text:p text:style-name="P52">/* <text:span text:style-name="T90">IDEA: Možná by toho šlo využít a tagovat zranění i podle druhu, tj. třeba ohnivé a tak. Pak by mohly existovat silnější healy na určitý druh zranění – jen je otázka, jestli by to nebyl spíš moc velký opruz.</text:span> */</text:p>
      <text:p text:style-name="P51">To celé s tím, že healing done se nesmí redukovat tak zásadně, protože kdyby healeři v aktuálním contentu na začátku healovali za čtvrtinu, tak se rovnou všichni smažou.</text:p>
      <text:p text:style-name="P33"/>
      <text:h text:style-name="Heading_20_3" text:outline-level="3">Stackování tierů</text:h>
      <text:p text:style-name="P74">Jsou v zásadě dvě možnosti. Buď bude tier power 11-20 plynule navazovat na 0-10, takže vlastně 0-10 je „první tier“ a 11-20 „druhý“, nebo je možné tiery stackovat – že mob ve druhém tieru bude mít 10 od dvou různých tierů. Pak prostě hráči, kteří dokončili první tier, a mají tedy tier power 10 z prvního tieru, efektivně mohou tu první tier power ignorovat a brát v úvahu jen tu druhou. Znamenalo by to ale, že hráč musí projít oba tiery před tím, než si bude moci dovolit jít na toho bosse, <text:span text:style-name="T93">což možná není dobře, protože nový hráč se pak nebude moci přidat na progressování nového tieru, aniž by nejdřív prošel celý starý (projít ten starý stejně bude chtít, protože tam bude hromada boostů do všech možných statů, o tom později).</text:span></text:p>
      <text:p text:style-name="P74">– <text:span text:style-name="T94">tohle ale platí i pro variantu „0-10 je první tier, 11-20 je druhý tier“. Pokud mají mít noví hráči (či pauzující hráči a tak) snadné přidat se k progresu, tak každý další tier musí mít svoji vlastní tier power (vypadá to jako nejlepší řešení).</text:span></text:p>
      <text:p text:style-name="P74"/>
      <text:p text:style-name="P75">Závěr: Navazující tiery (tedy tam, kde je žádoucí postupný progres) dělat metodou 1-10 první tier, 11-20 druhý, nezávislé tiery dělat jako různá tier power.</text:p>
      <text:p text:style-name="P78"/>
      <text:p text:style-name="P21">Pozn: Je žádoucí, aby hráči do raidu nevlezli zcela nepřipraveni (tj. prequesty a tak). A samozřejmě bossové prvního tieru nemusí mít nutně všichni tier power 10, naopak by bylo vhodné, aby první začínali někde kolem 1-2 a postupně se to stupňovalo k 10.</text:p>
      <text:p text:style-name="P78"/>
      <text:h text:style-name="P162" text:outline-level="3">Logaritmický progres po stupních</text:h>
      <text:p text:style-name="P80">– <text:span text:style-name="T136">bude lineární, to stačí</text:span></text:p>
      <text:p text:style-name="P64">/*</text:p>
      <text:p text:style-name="P66">Koeficient 4 (tedy 4x menší damage, atd.) platí pouze pro char s tier power 0 proti mobovi s tier power 10 (nebo 10 proti 20), nikoliv s 0 proti 1. To by totiž ten mob s tier powerem 1 nejdřív nešel vůbec dát a pak by se strašně rychle ztrivializoval.</text:p>
      <text:p text:style-name="P72"><text:soft-page-break/>Musí to tedy být tak, že mezi každými dvěma hranicemi tierů roste koeficient lineárně, exponenciální budou jen ty „klíčové body“ určující hranice tierů.</text:p>
      <text:p text:style-name="P64">– <text:span text:style-name="T99">to je vlastně dobrá zpráva, nebude se muset volat funkce na výpočet logaritmu ;-</text:span><text:span text:style-name="T53">)</text:span></text:p>
      <text:p text:style-name="P67">/*</text:p>
      <text:p text:style-name="P68">NOTE: Jde o dvojkov<text:span text:style-name="T1">ý logaritmus, takže binární shift to řeší.</text:span></text:p>
      <text:p text:style-name="P67">*/</text:p>
      <text:p text:style-name="P57">/*</text:p>
      <text:p text:style-name="P57"><text:span text:style-name="T52">tier_factor<text:tab/></text:span><text:span text:style-name="T59">// </text:span><text:span text:style-name="T7">koeficient</text:span><text:span text:style-name="T59"> </text:span><text:span text:style-name="T52">v rozsahu 0..1 – </text:span><text:span text:style-name="T1">tiery snižují damage done.</text:span></text:p>
      <text:p text:style-name="P58"/>
      <text:p text:style-name="P59"><text:span text:style-name="T52">#define TIER_STEP 10<text:tab/><text:tab/><text:tab/><text:tab/>// </text:span><text:span text:style-name="T60">how many tier_power points does one tier consist of</text:span></text:p>
      <text:p text:style-name="P59"/>
      <text:p text:style-name="P89">if <text:span text:style-name="T1">(</text:span><text:span text:style-name="T8">tier</text:span><text:span text:style-name="T117">_power_charu </text:span>&gt;<text:span text:style-name="T1">=</text:span> <text:span text:style-name="T117">tier_power_moba</text:span><text:span text:style-name="T1">)</text:span></text:p>
      <text:p text:style-name="P89"><text:span text:style-name="T1"><text:tab/>tier_</text:span>factor = <text:span text:style-name="T118">1</text:span>;</text:p>
      <text:p text:style-name="P22">else</text:p>
      <text:p text:style-name="P90">{</text:p>
      <text:p text:style-name="P60"><text:tab/>Každých <text:span text:style-name="T61">TIER_STEP</text:span> <text:span text:style-name="T52">bod</text:span><text:span text:style-name="T1">ů rozdílu znamená /</text:span><text:span text:style-name="T52">4</text:span></text:p>
      <text:p text:style-name="P89"><text:tab/><text:span text:style-name="T119">Posledn</text:span><text:span text:style-name="T9">ích </text:span><text:span text:style-name="T120">TIER_STEP</text:span><text:span text:style-name="T9"> bodů </text:span><text:span text:style-name="T10">rozdílu</text:span><text:span text:style-name="T9"> je lineárně rozložených mezi 1 .. 0.25</text:span></text:p>
      <text:p text:style-name="P90">}</text:p>
      <text:p text:style-name="P88">/*</text:p>
      <text:p text:style-name="P23">Tohle by znamenalo, že při přechodu mezi tiery nenastane skok – protože posledních bodů rozdílu má lineární růst nehledě na to, kde jsou přechodové body. Což je asi dobře, bude to znamenat plynulý přechod do dalšího tieru (a vzato kolem a kolem pak tiery ani nebudou muset být přesně po deseti bodech, což je taky fajn).</text:p>
      <text:p text:style-name="P88">*/</text:p>
      <text:p text:style-name="P87">*/</text:p>
      <text:p text:style-name="P87"/>
      <text:p text:style-name="P24">/*</text:p>
      <text:p text:style-name="P62"><text:span text:style-name="T11">–</text:span><text:span text:style-name="T62"> damage taken se pron</text:span><text:span text:style-name="T11">á</text:span><text:span text:style-name="T62">sob</text:span><text:span text:style-name="T11">í * 2/tier_</text:span><text:span text:style-name="T62">factor </text:span><text:span text:style-name="T11">(polovina tier factoru zvyšuje damage_</text:span><text:span text:style-name="T62">taken</text:span><text:span text:style-name="T11">)</text:span></text:p>
      <text:p text:style-name="P62"><text:span text:style-name="T11">/* </text:span><text:span text:style-name="T63">healy se ur</text:span><text:span text:style-name="T12">čitě nesmí redukovat tak drasticky</text:span></text:p>
      <text:p text:style-name="P62"><text:span text:style-name="T12">– </text:span><text:span text:style-name="T13">nesmí? </text:span><text:span text:style-name="T14">Pak budou damageři scalovat jinak než healeři a tanci, to možná není dobře</text:span></text:p>
      <text:p text:style-name="P62"><text:span text:style-name="T15">Asi by to přece jen mělo mít všude stejný význam, ať všichni scalují stejně. </text:span><text:span text:style-name="T16">Na druhou stranu pak schopnost něco ustát vzroste za 10 bodů tier poweru šestnáctkrát (tanci budou dostávat čtvrtinovou damage, healeři budou healovat čyřikrát víc.</text:span></text:p>
      <text:p text:style-name="P62"><text:span text:style-name="T16">– Možná by ten faktor měl být jen *2 za 10 bodů tierového rozdílu. Pro damagery to sice nebude moc, ale schopnost ustát se díky tomu zvýší jen čtyřikrát, což je asi ok.</text:span><text:span text:style-name="T11"> */</text:span></text:p>
      <text:p text:style-name="P25"/>
      <text:p text:style-name="P62"><text:span text:style-name="T11">/* </text:span><text:span text:style-name="T17">Zajímavé taky je, že v pvpčku budou healeři healovat za víc než v pve – obvykle to bývá obráceně </text:span><text:span text:style-name="T18">(a z dobrých důvodů)</text:span><text:span text:style-name="T17">.</text:span></text:p>
      <text:p text:style-name="P62"><text:span text:style-name="T17">– </text:span><text:span text:style-name="T19">to je dost podstatná poznámka. Znamená asi, že output přece jen bude muset růst i trochu nad bod, kdy se tier_</text:span><text:span text:style-name="T64">power_charu </text:span><text:span text:style-name="T19">rovná</text:span><text:span text:style-name="T64"> </text:span><text:span text:style-name="T19">tier_poweru_moba.</text:span></text:p>
      <text:p text:style-name="P62"><text:span text:style-name="T19">Řekněme up to 5 bodů nad? <text:s/>To by znamenalo up to 25% </text:span><text:span text:style-name="T64">increase – to u</text:span><text:span text:style-name="T19">ž je určitě poznat, ale nemělo by to úplně trivializovat. I když, tanci pak budou dostávat míň damage (o 20%, </text:span><text:span text:style-name="T64">nikoliv o 25 – proto</text:span><text:span text:style-name="T19">že mitigace samozřejmě musí být inverzní ke zvýšení), healeři budou o 25% </text:span><text:span text:style-name="T64">v</text:span><text:span text:style-name="T19">íc healovat.</text:span><text:span text:style-name="T11"> */</text:span></text:p>
      <text:p text:style-name="P25">*/</text:p>
      <text:p text:style-name="P97"><text:soft-page-break/></text:p>
      <text:p text:style-name="P62">/*</text:p>
      <text:p text:style-name="P61">BTW, on možná bude stačit lineární růst tier_<text:span text:style-name="T52">factoru p</text:span><text:span text:style-name="T1">řes celou škálu. Když každých 10 bodů tier poweru bude představovat tier_</text:span><text:span text:style-name="T52">factor 2, tak ob jeden cel</text:span><text:span text:style-name="T1">ý tier bude 4x těžší něco ustát (/2 mitigace tanků, /2 heal output), ob dva tiery dokonce 16x – to už je celkem jistě mission impossible.</text:span></text:p>
      <text:p text:style-name="P61"><text:span text:style-name="T1">– </text:span><text:span text:style-name="T20">up to </text:span><text:span text:style-name="T21">2</text:span><text:span text:style-name="T20"> bodů navíc bude poředstavovat boost, což znamená damage </text:span><text:span text:style-name="T21">a heal output</text:span><text:span text:style-name="T20"> * 1,</text:span><text:span text:style-name="T21">1 a mitigace *0,91</text:span></text:p>
      <text:p text:style-name="P61"><text:span text:style-name="T21">– </text:span><text:span text:style-name="T22">finální bossové prvního tieru by tudíž asi měli mít tier power 8. A nebo 10 s tím, že asymptotický cap tier poweru je 12 – </text:span><text:span text:style-name="T23">to bude asi lepší.</text:span></text:p>
      <text:p text:style-name="P26">Každopádně pak bude platit, že obtížnost encounteru se nastavuje tak, jako by tiery vůbec nebyly, což je určitě správně.</text:p>
      <text:p text:style-name="P135">*/</text:p>
      <text:p text:style-name="P135"/>
      <text:h text:style-name="Heading_20_3" text:outline-level="3">Alternativní sčítání <text:span text:style-name="T156">asymptotických</text:span> capů</text:h>
      <text:p text:style-name="P145">Prostě součet výsledných hodnot.</text:p>
      <text:p text:style-name="P145">Takže když mám například 50 ratingu1 s capem 100 a 100 ratingu2 s capem 100 tak výsledné hodnoty jsou 50 a 67 a jejich součet je prostě 117. Celkový cap je pak taky daný součtem, tedy 200.</text:p>
      <text:p text:style-name="P139">Co by to znamenalo?</text:p>
      <text:p text:style-name="P146">– Pokud by každá zóna měla vlastní cap, tak by byl důvod expit (nebo obecně získávat staty) opravdu v každé jednotlivé zóně (nebo skupině zón).</text:p>
      <text:p text:style-name="P146">– Zároveň by nebylo pevně dané „pořadí“ zón, teda až na levely mobů /* Na druhou stranu těch se asi nezbavím, takže stejně nějaké pořadí zůstane */. Když bych použil postupně rostoucí cap, tak by sice stále mělo smysl expit i v nižších zónách, ale čím dál tím menší – v zónách s vyšším capem to prostě poleze rychleji.</text:p>
      <text:p text:style-name="P146"/>
      <text:p text:style-name="P141">Potenciální nevýhoda je, že při variantě rostoucích statů je jasně daný cap na celkovou hodnotu statu – to je prostě nejvyšší ze všech statů. i když vlastně při variantě sčítání výsledných hodnot to je stejné, cap na celkovou hodnotu statu je dán součtem jednotlivých capů.</text:p>
      <text:p text:style-name="P141"/>
      <text:p text:style-name="P142">Tohle zaručí, že každý nový kus contentu bude mít odpovídající „poptávku“ ze strany hráčů.</text:p>
      <text:p text:style-name="P142"/>
      <text:p text:style-name="P143">Problém je, že pak by v nové zóně mělo jít získávat úplně všechno, co jde zvyšovat – tedy hpčka, power, všechny rezisty, knowledge staty potřebné na učení se skillů...</text:p>
      <text:p text:style-name="P143">Proč? Protože vyšší hp by měly být vždy provázeny zvýšením poweru, aby to správně scalovalo. To ovšem znamená zvyšování levelu, a tudíž by měly růst i rezisty a specific powery, protože ty stojí proti odpovídajícímu protistatu mobů – a ten se zvyšuje s levelem.</text:p>
      <text:p text:style-name="P143"/>
      <text:p text:style-name="P140">Co vlastně čekám od přidání nové zóny <text:span text:style-name="T157">(respektive nového content patche)</text:span>?</text:p>
      <text:p text:style-name="P140">– bude se tam expit (a musí být důvod expit právě tam a ne někde jinde, kde je to pro hráče jednodušší). Díky tomu porostou hpčka a power a tudíž i level charu.</text:p>
      <text:p text:style-name="P140">– budou se tam získávat boosty do rezistů a specific powerů</text:p>
      <text:p text:style-name="P140">– budou se tam získávat boosty do knowledge statů – díky tomu se pak char bude moci naučit skilly</text:p>
      <text:p text:style-name="P140">– <text:span text:style-name="T157">mohou tam být nějaké zone-specific staty (reputace) určené třeba k postupnému unlockování částí zóny.</text:span></text:p>
      <text:p text:style-name="P139"/>
      <text:p text:style-name="P152"><text:span text:style-name="T1">Musí být tohle všechno hned naráz?</text:span></text:p>
      <text:p text:style-name="P153"><text:soft-page-break/><text:span text:style-name="T1">– v podstatě asi nemusí.</text:span></text:p>
      <text:p text:style-name="P153"><text:span text:style-name="T51">Mělo by být od začátku jasné, jaký tam bude level mobů a jaký bude level cap (tedy jak se zvýší cap pro hpčka, power, rezisty a specific powery).</text:span></text:p>
      <text:p text:style-name="P154"><text:span text:style-name="T1">Rozhodně by měly být nejdřív naimplementované skilly a až pak přidaná možnost je ve hře získat. Psát skilly, které char dostane automaticky (tj. už na ně má level a další požadavky), je obrovská chyba! Skilly jsou největší motivační faktor ve hře!</text:span></text:p>
      <text:p text:style-name="P160"><text:span text:style-name="T1">Dá se říct, že dokud nebudou připravené nové skilly (pro všechny classy!), tak se nesmí otevřít nový content patch a mělo by se buildit do stávajícího.</text:span></text:p>
      <text:p text:style-name="P152"/>
      <text:p text:style-name="P154">V rámci jednoho conent patche (batche) ale může být víc různých tierů – v každém půjdou získat třeba jiné rezisty a specific powery, jiné knowledge staty.</text:p>
      <text:p text:style-name="P154">Otevření nového content batche znamená zvýšení capů a prostor k hromadě statů, které je možné grindit.</text:p>
      <text:p text:style-name="P154">– jeden content batch je ještě možné rozdělit na několik menších stupňů – cap se mi batchem zvýší třeba o 50, což rozdělím na 5 dávek po deseti – díky tomu budu mít pět oblastí a v každé z nich budou hráči chtít expit zvlášť. Tohle by ideálně měly být různé tiery (takže pět tierů), protože tier znamená progresi v rychlosti expování (čím vyšší tier power moba, tím víc expů).</text:p>
      <text:p text:style-name="P152"/>
      <text:p text:style-name="P152">/*</text:p>
      <text:p text:style-name="P154">ÚVAHA: Je rozdíl, když mám dva capy a sečtu výsledky, a když mám jeden dvojnásobný cap?</text:p>
      <text:p text:style-name="P144"><text:span text:style-name="T157">(Vzorec je: </text:span>Result = Cap<text:span text:style-name="T158"> * Rating</text:span> / (Cap/<text:span text:style-name="T158">2</text:span> + <text:span text:style-name="T159">Rating</text:span>)<text:span text:style-name="T157">)</text:span></text:p>
      <text:p text:style-name="P154">1. varianta:</text:p>
      <text:p text:style-name="P154">Rating 1 = <text:span text:style-name="T160">25, Cap1 = 50<text:line-break/></text:span>Rating <text:span text:style-name="T160">2</text:span> = <text:span text:style-name="T160">25, Cap2 = 50</text:span></text:p>
      <text:p text:style-name="P155">Value1 = Value2 = 25, Value1 + Value2 = 50</text:p>
      <text:p text:style-name="P155">2. varianta:</text:p>
      <text:p text:style-name="P155">Rating = 50, Cap = 100. <text:span text:style-name="T161">Value = 50</text:span></text:p>
      <text:p text:style-name="P156">Takže je to stejné.</text:p>
      <text:p text:style-name="P161">To znamená, že můžu mít na jeden stat cap 100 a druhý stat rozdělit na 5 capů po 20 a výsledná hodnota bude stejná.</text:p>
      <text:p text:style-name="P154">– <text:span text:style-name="T161">takže knowledge staty a rezisty/specific_</text:span><text:span text:style-name="T65">powery</text:span><text:span text:style-name="T161"> mohou mít cap daný celým content batchem (třeba těch 100) a hpčka a power mít 5 capů po 20</text:span></text:p>
      <text:p text:style-name="P154"/>
      <text:p text:style-name="P160"><text:span text:style-name="T162">Ty staty, které budou mít celkový cap rovnou, by ale neměly jít neomezeně grindit.</text:span></text:p>
      <text:p text:style-name="P157">Takže je to ok u knowledge statů, které se sbírají exploření, plněním questů a tak, a vždycky je to jednorázová konečná hodnota ratingu. Není to ok u hpček a poweru, které lze expit donekonečna – tam musí být capy rozdělené.</text:p>
      <text:p text:style-name="P154"/>
      <text:p text:style-name="P154">/*</text:p>
      <text:p text:style-name="P158">Něco mi na tom nesedí a asi vím co.</text:p>
      <text:p text:style-name="P158">Příklad:</text:p>
      <text:p text:style-name="P158">– Přes celý content batch bude cap 100, rozdělený do pěti tierů po 20. Grinditelný stat tedy v první zóně bude mít a-cap 20 a přes 20 tudíž nepřeleze.</text:p>
      <text:p text:style-name="P158">– Negrinditelný stat bude mít cap 100 a když u něj nagrindím rating 25, tak tomu bude odpovídat value 33 (je to sice divné, že value může být vyšší než raging, ale u ratingu menšího než polovina capu to tak <text:soft-page-break/>skutečně je). Jenže 33 je výš než cap grinditelného statu, a přitom to není nijak přemršťěná hodnota – součet všech ratingů ze všech zón v content batchi by byl 125, což je víc než v pohodě.</text:p>
      <text:p text:style-name="P158"/>
      <text:p text:style-name="P158">Takže co s tím? Asi návrat k původní myšlence postupného zvyšování capu. Díky tomu bude mít i negrinditelný stat v první zóně a-cap 20 a celkově <text:span text:style-name="T164">přes celý content batch</text:span> bude mít cap 100. <text:span text:style-name="T164">A nebo subcapy aplikovat i na negrinditelné staty.</text:span></text:p>
      <text:p text:style-name="P154">*/</text:p>
      <text:p text:style-name="P154"/>
      <text:p text:style-name="P154">/*</text:p>
      <text:p text:style-name="P159">Druhý problém:</text:p>
      <text:p text:style-name="P159">Co když budu chtít přidat zónu, ale nebudu mít ready další content batch (tedy hlavně skilly coby jeho hlavní motivaci)? Alokovaný cap už mám celý přidělený (dělil jsem ho na 5 dílů).</text:p>
      <text:p text:style-name="P159">– můžu tu zónu „přilepit“ k jednomu ze subcapů. Jsou to a-capy, takže v tom tenchnicky není problém, jen to holt už nebude pro hráče tak velký boost. Nová zóna ale klidně může mít svůj vlatní tier.</text:p>
      <text:p text:style-name="P159">Pokud by byly nějaké staty capnuté přes celý content batch najednou, tak jejich rating můžu v pohodě dál zvyšovat, tam žádný problém není.</text:p>
      <text:p text:style-name="P159"/>
      <text:p text:style-name="P159">Tady by asi opět lépe fungoval původní koncept stackování a-capů. Tj. první zóna by měla a-cap 20, druhá 40 (ale s překryvem s tou první), třetí 60, atd. Když budu mít ready nový content batch, tak zvednu a-cap. Když ne, tak přilepím novou zónu k nejvyššímu a-capu.</text:p>
      <text:p text:style-name="P159">– vadit to může s expama. Pokud totiž nová zóna bude mít nový tier, tak začít znova od nulové tier power bude znamenat mít zas za moby základní expy – takže by se víc vyplatilo expit na koncových mobech předchozí zóny.</text:p>
      <text:p text:style-name="P159">Řešení je tudíž leda přilepit novou zónu do stejného tieru – zvednout tier power. Tím se budou dál zvyšovat expy (naváže se tam, kde předchozí zóna skončila).</text:p>
      <text:p text:style-name="P154">*/</text:p>
      <text:p text:style-name="P148"/>
      <text:p text:style-name="P150">Sčítání values u grinditelných statů (hlavně power a hp) je asi opravdu lepší nápad, než postupné zvyšování capu, a to hlavně proto, že to <text:span text:style-name="T79">umožní paralelizaci contentu</text:span>.</text:p>
      <text:p text:style-name="P150">Když mi totiž dva buildeři současně otevřou novou zónu, tak při postupném zvyšování capu bych musel určit jejich pořadí. Sice by stále byl důvod chodit i do té zařazení níže, protože tam budou zdroje negrinditelných statů, ale expit bude mít smysl jen v té vyšší, protože ta bude mít vyšší cap.</text:p>
      <text:p text:style-name="P150">Když se budou values sčítat, tak to bude komutativní, a tudíž zaměnitelné. Každá zóna bude mít zhruba přiřazen čas, který v ní hráči stráví expením – tím, jak velký bude mít cap na hlavní staty. Jsou to a-capy, takže pořád bude mít smysl expit do nekonečna – a to ve všech těchto zónách současně, protože expit pouze v jedné povede rychle k diminishingu.</text:p>
      <text:p text:style-name="P150">// pokud bude málo nového contentu, tak to povede k tomu, že se bude hodně expit v low level zónách (protože drtivá většina zón je pro top level chary vždycky pod jejich levelem). Vadí to ale něčemu? Trivializovaný ten content nebude, bude pouze hodně lehký. Taky tam půjde v dobře sólovat, což hráči zjevně mají rádi. Zní to celkově jako docela dobré řešení.</text:p>
      <text:p text:style-name="P150"/>
      <text:p text:style-name="P150">U grinditelných statů tedy učitě bude sčítání values (a tedy i a-capů). Co u negrinditelných? Bude mít každá zóna vlastní cap na negrinditelné staty?</text:p>
      <text:p text:style-name="P148"/>
      <text:p text:style-name="P151">Level 1 char může jít rovnou do maxlevel zóny</text:p>
      <text:p text:style-name="P149"><text:soft-page-break/>Bude tam získávat level stejně jako kdekoliv jinde, tier powery jsou vzájemně zcela nezávislé (takže je úplně jedno, kterým začne) a knowledge staty mu sice polezou od nuly, ale taky se za ně bude určit nejdřív low level skilly – a opět je jedno, kde ty knowledge staty začne sbírat).</text:p>
      <text:p text:style-name="P149">Procházení low level zón se sice v konečném důsledku nevyhne – je tam spousta věcí, které lze získat jen tam a počítají se do celkového levelu/součtu, ale není v principu odříznutý od engame.</text:p>
      <text:p text:style-name="P149">– Samozřejmě bude citelně slabší, než X let hraný char (bude mít míň hp, menší power, málo skillů), takže tohle dává smysl jen když se přidá k partě hráčů s high level charama. Když začne skupina nových hráčů, tak bude dávat větší smysl začít low level zónama a postupně se probíjet k těm vysokolevlovějším tak, jak jsme na to zvyklí z Bruta.</text:p>
      <text:p text:style-name="P149">– <text:span text:style-name="T163">Díky asymptotickým capům b</text:span>ude rychlé „dohnat začátek“</text:p>
      <text:p text:style-name="P148">*/</text:p>
      <text:p text:style-name="P147"><text:span text:style-name="T51"/></text:p>
      <text:h text:style-name="Heading_20_3" text:outline-level="3">Samostatné tiery pro jednotlivé encountery</text:h>
      <text:p text:style-name="P76">Je možné pojmout jediného bosse <text:span text:style-name="T95">(nebo třeba malou část zóny)</text:span> jako samostatný tier a tím zařídit, že se na něj hráči třeba budou muset delší dobu připravovat <text:span text:style-name="T96">(shánět si tier power)</text:span> – a je to rozhodně dobře a žádoucí.</text:p>
      <text:p text:style-name="P33"/>
      <text:h text:style-name="Heading_20_2" text:outline-level="2">Tier power není nutně stat na equipu</text:h>
      <text:p text:style-name="P33">– <text:span text:style-name="T96">a dokonce bude lepší, když nebude, protože to pak předejde nutnosti přehazovat equip podle situace (to taky víc rozepisuju jinde). Obecně to podporuje myšlenku, že na equipu by neměly být vůbec žádné staty (respektive equip může určovat roli – oblečením full plate se ze mě stane tank, atd.), ale neměl by dávat staty.</text:span></text:p>
      <text:p text:style-name="P33">– <text:span text:style-name="T96">výhoda equipového přístupu ale je, že se celková tier power skládala z mnoha různých „slotů“, takže to vlastně nebyl jeden stat ke sbírání, ale mnoho. To by chtělo nějakým způsobem zachovat.</text:span></text:p>
      <text:p text:style-name="P33"/>
      <text:h text:style-name="Heading_20_2" text:outline-level="2">Tiery a růst expů</text:h>
      <text:p text:style-name="P65">/*</text:p>
      <text:p text:style-name="P65">– <text:span text:style-name="T92">měli by mobové s vyšším tier powerem dávat víc expů?</text:span></text:p>
      <text:p text:style-name="P65">– <text:span text:style-name="T92">a co když je hráči „outgernou“ tier powerem?</text:span></text:p>
      <text:p text:style-name="P52"/>
      <text:p text:style-name="P63">Prů účely této úvahy není moc důležité, že obecné expy v brutusím smyslu nebudou existovat <text:s/>– pořád budou existovat nějaké grinditelné bodíky, byť třeba s různými zdroji a s různým uplatněním.</text:p>
      <text:p text:style-name="P63">Jde o to, že dávat větší expy za „těžší“ moby je žádoucí, protože to vede k samovyvažování obtížnosti hry (hráči si podle momentální sestavy, equipu a tak vyberou „tak akorát“ obtížná moby – ale samozřejmě musí být za těžší moby víc expů <text:span text:style-name="T52">[</text:span>v přepočtu na jednotku času stráveného expením<text:span text:style-name="T52">]</text:span> aby hráči měli motivaci na těžší moby jít).</text:p>
      <text:p text:style-name="P63">– <text:span text:style-name="T97">z tohohle pohledu jsou mobové s vyšším tier powerem jednoznačně těžší, takže by za ně mělo být víc expů. A za moby z dalšího tieru ještě víc, jinak se bude chodit expit pořád na tyhle. Hmm (to je možná problém, opět to zavání exponenciálním růstem).<text:line-break/><text:tab/>Možné řešní: S každým novým tierem dát nový druh expů. Díky tomu se pak bude moci začínat opět od malých čísel.<text:line-break/><text:tab/>Stejně ale vidím problém s rychlostí růstu – když po zvýšení tier poweru z 0 na 10 budu zabíjet čtyřikrát rychleji (spíš ještě víc, protože to budu moci zabíjet plošně a tak), tak by za těžší moby mělo být víc než čtyřikrát víc expů. Nebo ne?<text:line-break/><text:tab/>Možná ne. Nemělo by totiž platit, že všichni mobové v novém tieru mají tier power 10 – mělo by to jít postupně od 0 až do 10. Takže na začátku budu zabíjet moby s tier power 0 úplně standardní rychlostí. V </text:span><text:soft-page-break/><text:span text:style-name="T97">ten moment se mi nevyplatí jít na moby s powerem 10, protože bych je zabíjel strašně dlouho, pokud bych je vůbec dal. Když zvednu power na 1, tak můžu normální rychlostí zabíjet moby s powerem 1 standardní rychlostí – takže bude stačit, když za ně bude o něco víc expů. Moby s powerem 0 nebudu zabíjet 4x rychleji, protože vyšší tier power než má mob nedává žádný boost (nebo hodně malý).</text:span></text:p>
      <text:p text:style-name="P63">– <text:span text:style-name="T98">pozitivní ale je, že v podstatě asi není nutné, aby rostly expy s obyčejným levlem – protože s ním roste síla charu příliš pomalu. Ale asi to vlastně ničemu nevadí.</text:span></text:p>
      <text:p text:style-name="P63">*/</text:p>
      <text:p text:style-name="P77"/>
      <text:p text:style-name="P114"><text:span text:style-name="T85">// </text:span><text:span text:style-name="T86">N</text:span><text:span text:style-name="T85">ebudou jedny obecné expy, ale expy na různé věci – třeba expy získané zabíjením arcane kouzly půjdou čistě do skillu arcane magic. Různé tiery by taky měly mít různé expy.</text:span></text:p>
      <text:p text:style-name="P115">Když jeden tier stat sahá přes více stupňů (1-10, 11-20, atd.), tak by i tak měly z každého stupně být jiné expy.</text:p>
      <text:p text:style-name="P115">– zaprvé proto, aby měly jiný asymptotický cap (takže se pak beztak musí ukládat samostatně) a za druhé proto, aby expy za rostoucí tier power nerostly do nekonečn<text:span text:style-name="T128">a (a navíc exponenciálně)</text:span>. S každým tierovým stupněm (tedy tím bracketem typu 1-10) tedy expy začínají na základní hodnotě a končí (nejspíš) na dvojnásobku.</text:p>
      <text:p text:style-name="P79"/>
      <text:h text:style-name="Heading_20_3" text:outline-level="3">Víc o expech</text:h>
      <text:p text:style-name="P124">Když to shrnu:</text:p>
      <text:p text:style-name="P124">– každý tierový bracket má vlastní expy (vlastní cap na expy, <text:span text:style-name="T149">přesněji cap na boostování statů za tyto expy</text:span>)</text:p>
      <text:p text:style-name="P70">Příklad:</text:p>
      <text:p text:style-name="P70">Za expy z tieru 1 se dají trénovat hpčka, ale aplikuje se na to cap 120.</text:p>
      <text:p text:style-name="P71">Na trénování hpček za expy získané v tieru 2 se aplikuje cap 140 <text:span text:style-name="T150">(viz Mergování různých asymptotických capů u stejného statu)</text:span>.</text:p>
      <text:p text:style-name="P124"/>
      <text:h text:style-name="P164" text:outline-level="2">Stats advancement sources</text:h>
      <text:p text:style-name="P125"/>
      <text:p text:style-name="P131">Hp</text:p>
      <text:p text:style-name="P131">– expy</text:p>
      <text:p text:style-name="P131">Output power</text:p>
      <text:p text:style-name="P131">– expy</text:p>
      <text:p text:style-name="P131">/* <text:span text:style-name="T153">Asi ne přímo, ale přes trainy. V tomhle ohledu je Brutusí řešení perfektní – pomalu sbíraný reward je vidět najednou, hráč se na to těší a je to odměna za čas strávený grinděním</text:span> */</text:p>
      <text:p text:style-name="P132">Je třeba rozlišovat expy různých <text:span text:style-name="T154">a-</text:span>capů.</text:p>
      <text:p text:style-name="P133">Takže výpis bude nějak takhle:</text:p>
      <text:p text:style-name="P133"/>
      <text:p text:style-name="P133">Free experience:</text:p>
      <text:p text:style-name="P134">[a-cap 120]<text:line-break/>316</text:p>
      <text:p text:style-name="P134">[a-cap 140]<text:line-break/>2760</text:p>
      <text:p text:style-name="P133"><text:span text:style-name="T52">[a-cap 160]<text:line-break/></text:span><text:span text:style-name="T1">1713</text:span></text:p>
      <text:p text:style-name="P133"><text:soft-page-break/></text:p>
      <text:p text:style-name="P133"/>
      <text:p text:style-name="P32">Cena za trainy by mohla být konstantně 1000 expů (nebo nějaké podobně kulaté číslo). Díky tomu bude na první pohled vidět, na kolik trainů mám expy, kolik mi ještě chybí, atd.</text:p>
      <text:p text:style-name="P32">– cenu není třeba průběžně zvyšovat, protože diminishuje hodnota trainu díky asymptotickým capům.</text:p>
      <text:p text:style-name="P32">– průběžně rostoucí cena trainů je dost demotivující</text:p>
      <text:p text:style-name="P32"/>
      <text:p text:style-name="P32">Pozn: Klany by neměly zlevňovat trainy</text:p>
      <text:p text:style-name="P32">– <text:span text:style-name="T155">dohánění dlouhodobých hráčů nováčky zajišťují a-capy, není to třeba dublovat</text:span></text:p>
      <text:p text:style-name="P32">– <text:span text:style-name="T155">klan by měl být o společném hraní a společném budování (clan castlu), ne o tom, že musím být v klanu, jinak se v podstatě nedá hrát, protože bych měl šíleně drahé trainy</text:span></text:p>
      <text:p text:style-name="P133"/>
      <text:p text:style-name="P125"/>
      <text:p text:style-name="P129">Rezisty</text:p>
      <text:p text:style-name="P129">– <text:span text:style-name="T152">sbírání resistance crystalů (exploring)</text:span></text:p>
      <text:p text:style-name="P129">– <text:span text:style-name="T152">plnění questů (NPCčko při splnění hodí enchant, který boostne určitý rezist)</text:span></text:p>
      <text:p text:style-name="P129"/>
      <text:p text:style-name="P129">Specific resistance power</text:p>
      <text:p text:style-name="P130">– <text:span text:style-name="T152">sbírání resistance crystalů (exploring)</text:span></text:p>
      <text:p text:style-name="P130">– <text:span text:style-name="T152">plnění questů (NPCčko při splnění hodí enchant, který boostne určitý rezist)</text:span></text:p>
      <text:p text:style-name="P125"/>
      <text:p text:style-name="P131">Class skills</text:p>
      <text:p text:style-name="P125"/>
      <text:p text:style-name="P125"/>
      <text:p text:style-name="P73">Craft and Gathering</text:p>
      <text:p text:style-name="P91">Metalurgy</text:p>
      <text:p text:style-name="P91"><text:span text:style-name="T151">–</text:span> znalost a zpracov<text:span text:style-name="T1">ání matroše</text:span></text:p>
      <text:p text:style-name="P91">Blacksmithin<text:span text:style-name="T1">g</text:span></text:p>
      <text:p text:style-name="P92">– <text:span text:style-name="T50">výroba</text:span></text:p>
      <text:p text:style-name="P136">/*</text:p>
      <text:p text:style-name="P93"><text:span text:style-name="T50">C</text:span><text:span text:style-name="T1">raft si asi nechám až na další fázi. Měl by být propojený se stavěním clan castlů, obsazováním dolů a tak.</text:span></text:p>
      <text:p text:style-name="P137">– Takže prozatím craft skilly ne</text:p>
      <text:p text:style-name="P94"/>
      <text:p text:style-name="P138">Pozn: Bacha na to, aby odchod z klanu neznamenal pro hráče nemožnost dál hrát – třeba proto, že by neměl kde vyrábět nezbytně nutné věci a tak. Klan by měl dělat spíš research než přímo stavět, tj. unlocknout možnost postavit třeba kovárnu, nebo ji upgradnout na určitý level. Char vyhozený z klanu bude pořád kovárnu mít (nebo si ji minimálně bude umět postavit). Zastaví se mu tedy další progres, ale nepřijde o to, co už společně s ostatními členy klanu získal.</text:p>
      <text:p text:style-name="P136">*/</text:p>
      <text:p text:style-name="P125"/>
      <text:p text:style-name="P124"/>
      <text:h text:style-name="Heading_20_3" text:outline-level="3"><text:soft-page-break/>Mentoring není potřeba</text:h>
      <text:p text:style-name="P77">– <text:span text:style-name="T137">level charu sice roste, ale pomalu, lineárně. Nemůže navíc přerůst aktuální content, protože všechny staty, které level charu určují, jsou asymptoticky capnuté. Mlátit moby s nižším levelem je výhoda, ale ne taková, aby bylo nutné násilně snižovat staty charu – low level content se levelem usnadňuje, ale netrivializuje</text:span></text:p>
      <text:p text:style-name="P77">– <text:span text:style-name="T139">tierové staty netrivializují starý content, a to ani když má nízký tier. Tj. při pomáhání nováčkům není char o několik řádů nad contentem nehledě na tier a level.</text:span></text:p>
      <text:p text:style-name="P77">– <text:span text:style-name="T138">expy získané v low level tierech se počítají do celkového součtu, takže není úplně zbytečné v low level zónách expit. Mají sice vlastní cap, ale ten je asymptotický, takže vždycky alespoň trochu přidá (a to i když už char může expit s vyšším capem – viz mergování různých asymptotických capů u stejného statu).</text:span></text:p>
      <text:p text:style-name="P77"/>
      <text:h text:style-name="Heading_20_2" text:outline-level="2">Tiery a encountery pro velký počet hráčů</text:h>
      <text:p text:style-name="P44">Bossové pro velký počet hráčů</text:p>
      <text:p text:style-name="P44">– damage do tanka</text:p>
      <text:p text:style-name="P44">– buffy a debuffy v raidu (obecně synergie)</text:p>
      <text:p text:style-name="P44">– damage output raidu</text:p>
      <text:p text:style-name="P44"/>
      <text:p text:style-name="P118">Problém 1: Proč bossy nepůjde sólovat</text:p>
      <text:p text:style-name="P117">– Synergie (hlavně debuffy na damage done) způsobí, že tank na sólo bosse neustojí, zatímco v raidu ano. Otázka samozřejmě je</text:p>
      <text:p text:style-name="P117">– <text:span text:style-name="T129">rostoucí damage s rostoucím počtem hráčů samozřejmě usnadní překonávání soft enragí a podobně.</text:span></text:p>
      <text:p text:style-name="P117">– <text:span text:style-name="T130">nepůjde bosse příliš overequipnout, počítají se maximálně 2 body tier poweru nad power bosse.</text:span></text:p>
      <text:p text:style-name="P117"/>
      <text:p text:style-name="P119">Problém2: Proč je nezergovat v raidu několika set hráčů</text:p>
      <text:p text:style-name="P119">– <text:span text:style-name="T131">možná by mohl klesat reward? /* To by mohlo platit obecně, tedy i pro sólo a group moby. Dávat je v moc velké grupě by nemělo být výhodné. */</text:span></text:p>
      <text:p text:style-name="P119">– <text:span text:style-name="T132">teoreticky mohou existovat mechaniky, které se posilují nad určitý počet protivníků (různé řetězové blesky a podobně – 20 přeskoků třeba ještě půjde ustát, víc už ne).</text:span></text:p>
      <text:p text:style-name="P33"/>
      <text:p text:style-name="P120">Co z toho plyne:</text:p>
      <text:p text:style-name="P120">– vše, co padá z mobů (expy, whatever) by mělo mít rating, aby šlo reward dynamicky snižovat</text:p>
      <text:p text:style-name="P120">– měl by existovat jednotný diminishovací vzorec (builder nastaví, pro kolik hráčů je mob či encounter určený, engine sám ošetří diminishing).</text:p>
      <text:p text:style-name="P33"/>
      <text:h text:style-name="Heading_20_2" text:outline-level="2">Ratingy <text:span text:style-name="T67">vs procenta</text:span></text:h>
      <text:p text:style-name="P37">Tohle pojmenovali Blizzardi. Jde o to, že staty vyjádřené přímo v procentech (typicky rezisty) by ideálně ve hře neměly existovat, protože se dají capnout. Přitom žádné hráčské staty by neměly mít cap – hra by měla scalovat s libovolnými hodnotami.</text:p>
      <text:p text:style-name="P37">Řeší se to tak, že hráč nezískává přímo procenta, ale rating, který se následně na procenta přepočítává – typicky nějakou asymptotickou funkcí, které se pomalu blíží k capu, ale nikdy ho nedosáhne.</text:p>
      <text:p text:style-name="P33"/>
      <text:p text:style-name="P36">Jsou ale místa, kde má význam použít přímo procenta. Třeba když hráč znáčkne páku, která sníží frost damage na půlku. Pak nedává smysl přepočítávat, jaký rating tomu odpovídá, prostě se frkne rezist 50<text:span text:style-name="T52">%, kter</text:span><text:span text:style-name="T1">ý je se s hodnotou získanou z ratingu násobí, nikoliv sčítá.</text:span></text:p>
      <text:p text:style-name="P36"><text:soft-page-break/><text:span text:style-name="T1">Tj. když mám třeba frost resist rating 150, který se přepočítá dejme tomu na 20% rezistu a následně zmáčknu páku, tak dostávám 0.8 * 0.5, tedy </text:span><text:span text:style-name="T52">40% </text:span><text:span text:style-name="T1">damage z frostu.</text:span></text:p>
      <text:p text:style-name="P33"/>
      <text:h text:style-name="Heading_20_2" text:outline-level="2">Scalování</text:h>
      <text:p text:style-name="P4"><text:span text:style-name="T71">Ke</text:span> každému <text:span text:style-name="T71">mitigačnímu statu</text:span> <text:span text:style-name="T71">musí existovat</text:span> odpovídající útočný stat <text:span text:style-name="T68">(crushing power k crush resistu, atd.)</text:span>, který má přesně opačný efekt.</text:p>
      <text:p text:style-name="P4">Důvodem je scalování <text:span text:style-name="T68">v PvP</text:span>. Když existují jen rezisty, <text:span text:style-name="T69">Tak si high levelové chary dávají poměrově míň damage než lowlevelové, a to je špatně, pak se to celé rozjíždí. Nejjednodušší a nejsnáze uhlídatelné řešení je, když ke každému jednomu defenzivnímu statu existuje jeden stejně scalující ofenzivní stat.</text:span></text:p>
      <text:p text:style-name="P4">Matematicky jsou dvě možnosti:</text:p>
      <text:p text:style-name="P3">– buď nejdřív odečtu frost power or frost rezistu a výsledek přepočítám na procenta (kladný zvýší damage done, záporný sníží), nebo aplikuju oba vzorce nezávisle. Ta první je asi jednodušší na představu, co to ve výsledku udělá.</text:p>
      <text:p text:style-name="P33"/>
      <text:h text:style-name="P165" text:outline-level="2">Attack types – resistances</text:h>
      <text:p text:style-name="P1">1) Nebude item swapping a rezisty nejspíš nebudou z equipu – char má vždycky všechny své rezisty. Výjimkou mohou být buffy typu resistance aura od paladina, kde si je nutno vybrat jeden rezist. Podobně jako encounter-specific buffy by to ale asi nemělo dávat rating, ale přímo stat.</text:p>
      <text:p text:style-name="P5">Crush</text:p>
      <text:p text:style-name="P5">Slash</text:p>
      <text:p text:style-name="P5">Pierce</text:p>
      <text:p text:style-name="P5">Frost</text:p>
      <text:p text:style-name="P5">Fire</text:p>
      <text:p text:style-name="P5">Acid</text:p>
      <text:p text:style-name="P5">Poison</text:p>
      <text:p text:style-name="P6">Mind</text:p>
      <text:p text:style-name="P8"/>
      <text:p text:style-name="P6"/>
      <text:p text:style-name="P7">Death a Life <text:span text:style-name="T100">pravděpodobně</text:span> ne<text:span text:style-name="T100">budou</text:span> rezisty, ale tiery</text:p>
      <text:p text:style-name="P6"/>
      <text:p text:style-name="P39"/>
      <text:h text:style-name="P166" text:outline-level="2">Hit points a <text:span text:style-name="T144">output</text:span> power</text:h>
      <text:p text:style-name="P38"><text:span text:style-name="T144">Output</text:span> power je scalovací protistat hitpointů – scaluje tedy stejně. Když se charu zdvojnásobí hpčka oproti levlu 1, tak by měl mít možnost získat opovídající offensive power, která zdvojnásobí veškerou damage a heal output.</text:p>
      <text:p text:style-name="P38"><text:span text:style-name="T144">Output</text:span> power má tedy rating – a ten má přesně stejný handbook jako +hp. Přepočet na procentuelní boost outputu je pak poměr vůči hodnotě na levlu 1. /* Asi ale ne vůči base hodnotě classy, ale vůči nějaké průměrné base hodnotě (třeba 100).*/</text:p>
      <text:p text:style-name="P2">– <text:span text:style-name="T70">mohla by to být maxmana. Dává totiž smysl, že mana bude scalovat stejně jako hp. Ale je otázka, jak to vlastně bude s resourcama.</text:span></text:p>
      <text:p text:style-name="P2"/>
      <text:h text:style-name="Heading_20_3" text:outline-level="3"><text:soft-page-break/>Distribuce expů</text:h>
      <text:p text:style-name="P2">– <text:span text:style-name="T145">Hp a output power v podstatě může být jeden stat. Otázka je, co bude lepší.</text:span></text:p>
      <text:p text:style-name="P2">– <text:span text:style-name="T146">Když umožním vybrat si, jestli budu dávat expy víc do hpček než do outputu, tak bude výraznější diverzifikace mezi tankama a damagerama/healerama – teda alespoň v pve. Na druhou stranu držet si ty staty vyrovnané bude asi matematicky efektivnější než se specializovat (dosáhne se tak nejvyššího součtu) a nějaká ta možnost variability a player decision je asi žádoucí.</text:span></text:p>
      <text:p text:style-name="P2"/>
      <text:p text:style-name="P2"/>
      <text:p text:style-name="P2"/>
      <text:h text:style-name="Heading_20_2" text:outline-level="2">Tier power</text:h>
      <text:p text:style-name="P40">Určitě Andyho řešení, tedy že když má hráč větší tier power než mob, tak sice dostane boost, ale hodně malý. Tj. progres je o tom dostat se na tier power moba, následné boostování tier poweru už ale toho moba netrivializuje (i když znatelný efekt stále má).</text:p>
      <text:p text:style-name="P40">/*</text:p>
      <text:p text:style-name="P53">Otázka je, jak vyřešit logaritmický problém. Co to je?</text:p>
      <text:p text:style-name="P53">– když začínám na 0 a jdu na moba, co má tier power 10, tak čelím dejme tomu koeficientu 4 – tedy dávám čtvrtinovou damage a dostávám čtyřnásobnou. Růst tier poweru z 0 na 10 tedy bude proti tomuhle mobovi brutálně znát.</text:p>
      <text:p text:style-name="P53">– když ale budu mít tier power 10 na toho prvního moba a pak půjdu na moba s tier power 20, tak už jsem vlastně v půlce – tudíž čelím už jen koeficientu 2. Když vytáhnu power na 20 a půjdu pak na moba s powerem 30 (opět zvednutá o stejný krok), tak už budu čelit jen koeficientu 0,5.</text:p>
      <text:p text:style-name="P53">Tak by to být nemělo. Ideálně by každý krok měl představovat stejný nárůst. To by ale znamenalo, že to celé musí scalovat exponenciálně – tedy že když půjdu s nulovou tier power na moba s powerem 10, tak budu čelit dejme tomu koeficientu 2, na power 20 to bude koeficient 4, na power 30 koeficient 8, atd.</text:p>
      <text:p text:style-name="P40"/>
      <text:p text:style-name="P81">Tohle už jsem rozepsal výš – tiery budou mít vždy 10 poweru s lineárním růstem, mezi klíčovými body je exponenciální.</text:p>
      <text:p text:style-name="P81">*/</text:p>
      <text:p text:style-name="P81"/>
      <text:h text:style-name="Heading_20_2" text:outline-level="2">Damage scaling</text:h>
      <text:p text:style-name="P82">Staty ovlivňující damage budou jen dva: offensive power a rezisty (rezisty beru jako jeden, protože se vždycky počítá jen jeden z nich – respektive vždy v součtu 100%).</text:p>
      <text:p text:style-name="P83">Nepříjemné je, že se nejspíš budou muset mezi sebou násobit. <text:span text:style-name="T101">I když – ještě by to šlo udělat tak, že účinek rezistů bude dán poměrem rezistu a příslušného poweru, což by se mělo na každém levelu držet kolem určité hranice – třeba kolem nuly. Jo, to je asi ideální řešení, smysl rezistů ostatně je rozlišit různé druhy damage, což výchylky od nuly splňují bez toho, aby průběžně klesala damage.</text:span></text:p>
      <text:p text:style-name="P54">/*</text:p>
      <text:p text:style-name="P54">– <text:span text:style-name="T102">to by ale znamenalo, že by musel klesat význam resist ratingů s levelem, což není úplně dobré řešení. Jinak by s levlem rostl rozptyl. I když vlastně, pokud to bude poměr rezistu a poweru, tak ten zůstane stejnej...</text:span></text:p>
      <text:p text:style-name="P55">Power 0, resist 0:<text:tab/><text:tab/>no change</text:p>
      <text:p text:style-name="P55">Power 100, resist 0<text:span text:style-name="T52">:</text:span><text:tab/>+10<text:span text:style-name="T1">% </text:span><text:span text:style-name="T52">damage</text:span></text:p>
      <text:p text:style-name="P55"><text:span text:style-name="T52">Power 0, resist 100:<text:tab/>-10</text:span><text:span text:style-name="T1">% </text:span><text:span text:style-name="T52">damage</text:span></text:p>
      <text:p text:style-name="P85">Power 100, resist 100:<text:tab/>no change</text:p>
      <text:p text:style-name="P55"><text:soft-page-break/><text:span text:style-name="T52">- </text:span><text:span text:style-name="T54">tohle by ale znamenalo, </text:span><text:span text:style-name="T3">že každých 100 rezistu/poweru je 10</text:span><text:span text:style-name="T54">% </text:span><text:span text:style-name="T3">change, a to přesně nechci.</text:span></text:p>
      <text:p text:style-name="P55"/>
      <text:p text:style-name="P56">S poměrama je problém – power 100, rezist 1 by znamenalo +1000<text:span text:style-name="T52">% damage.</text:span></text:p>
      <text:p text:style-name="P86">*/</text:p>
      <text:p text:style-name="P95"/>
      <text:p text:style-name="P84"><text:span text:style-name="T52">Ta</text:span><text:span text:style-name="T1">kže jinak:</text:span></text:p>
      <text:p text:style-name="P84"><text:span text:style-name="T1">Poměr je 100 + power vs 100 + rezist (100 je průměrná hodnota dosažitelná na levlu 1)</text:span><text:span text:style-name="T4">. Výsledkem se damage násobí.</text:span></text:p>
      <text:p text:style-name="P84"><text:span text:style-name="T1">– </text:span><text:span text:style-name="T4">Když to vytáhnu na 120, tak to bude 220/120, tj +10%</text:span></text:p>
      <text:p text:style-name="P84"><text:span text:style-name="T4">– </text:span><text:span text:style-name="T55">Kdy</text:span><text:span text:style-name="T5">ž budu mít 100 a napálím to do nováčka s rezistem 0, tak to bude 200/100, tj </text:span><text:span text:style-name="T55">+100%. /* </text:span><text:span text:style-name="T6">Asi by se to mělo následně upravit nějakou asymptotickou funkcí</text:span><text:span text:style-name="T55"> */</text:span></text:p>
      <text:p text:style-name="P9">– Na vysokém levlu to může být třeba 1200+100/1000+100, tj. 1300/1100, což je 1.18.</text:p>
      <text:p text:style-name="P9">Pokud by měl ten poměr zůstávat stejnej, musela by růst konstanta s levlem. Takže, jak na to?</text:p>
      <text:p text:style-name="P9">– <text:span text:style-name="T103">Další možnost je tu stovku dát jako základ rovnou na char, tj. že se začíná na stovce rezistů a stovkové power. To by sice fakticky nevyřešilo problém se změnou poměrů, ale z pohledu hráče ano – byl by to skutečně poměr čísel, které vidí na char sheetu.</text:span></text:p>
      <text:p text:style-name="P9"/>
      <text:p text:style-name="P10">Co s tím asymptotickým capováním?</text:p>
      <text:p text:style-name="P11">– Cap by mohl být třeba +-100<text:span text:style-name="T52">% </text:span>(každopádně je to konstanta Cap).</text:p>
      <text:p text:style-name="P12">Result = <text:span text:style-name="T107">1 +</text:span> Value / (Cap + Value)</text:p>
      <text:p text:style-name="P15">– když je value 0 (tj. +0<text:span text:style-name="T52">%), tak Result bude </text:span><text:span text:style-name="T106">1,</text:span><text:span text:style-name="T52">0</text:span></text:p>
      <text:p text:style-name="P15"><text:span text:style-name="T52">– když je value </text:span><text:span text:style-name="T105">5</text:span><text:span text:style-name="T52">0 (tj. +</text:span><text:span text:style-name="T105">5</text:span><text:span text:style-name="T52">0%), tak Result bude </text:span><text:span text:style-name="T106">1</text:span>,<text:span text:style-name="T106">2</text:span>5</text:p>
      <text:p text:style-name="P12">– když je value 100 (tj. +100<text:span text:style-name="T52">%), tak Result bude </text:span><text:span text:style-name="T106">1</text:span><text:span text:style-name="T52">,5</text:span></text:p>
      <text:p text:style-name="P13">–<text:span text:style-name="T52"> kdy</text:span>ž je value <text:span text:style-name="T52">1000 </text:span><text:s/>(tj. +1000<text:span text:style-name="T52">%), tak Result bude </text:span><text:span text:style-name="T106">1</text:span><text:span text:style-name="T52">,</text:span><text:span text:style-name="T56">9</text:span></text:p>
      <text:p text:style-name="P14"><text:span text:style-name="T56">– když je value </text:span><text:span text:style-name="T104">10000</text:span><text:span text:style-name="T56"> <text:s/>(tj. +</text:span><text:span text:style-name="T104">10000</text:span><text:span text:style-name="T56">%), tak Result bude </text:span><text:span text:style-name="T106">1,99</text:span></text:p>
      <text:p text:style-name="P16">To zní ok.</text:p>
      <text:p text:style-name="P96"/>
      <text:p text:style-name="P17">Co opačný příklad, tj. když <text:span text:style-name="T108">se damage snižuje? Kdyby to bylo stejně, tak by šlo snížit damage až skoro na nulu, to určitě není dobře.</text:span></text:p>
      <text:p text:style-name="P17">– <text:span text:style-name="T108">ono to navíc asi musí být symetrické kvůli pvp.</text:span></text:p>
      <text:p text:style-name="P18">Asi to celé vydělit dvěma, tím se to bude asymptoticky blížit k +-50<text:span text:style-name="T52">%. </text:span><text:span text:style-name="T57">Ale bohu</text:span><text:span text:style-name="T109">žel teda i u mobů, hmm. Takže možná moby řešit klasicky brutusácky, přímo procentama. Dává to asi smysl – builder potřebuje vědět, jak moc se damage do moba zvýší, ne přepočítávat ratingy.</text:span></text:p>
      <text:p text:style-name="P18"/>
      <text:p text:style-name="P19">IMPORTANT: Snižování damage neznamená pronásobit to tímhle koeficientem. Když do cíle přijdu o +50% damage, tak to neznamená, že cíl dostává poloviční damage – dostává pouze o třetinu míň. <text:span text:style-name="T110">Tzn. pronásobuje se nejspíš 1/Result.</text:span></text:p>
      <text:p text:style-name="P19">– <text:span text:style-name="T110">pak by se možná mohlo asymptoticky blížit i k těm původním sto procentům, protože odpovídající </text:span><text:span text:style-name="T58">asymptotick</text:span><text:span text:style-name="T111">ý </text:span><text:span text:style-name="T58">cap </text:span><text:span text:style-name="T110">redukce bude </text:span><text:span text:style-name="T58">50</text:span><text:span text:style-name="T110">%, nikoliv </text:span><text:span text:style-name="T58">100</text:span><text:span text:style-name="T110">%</text:span></text:p>
      <text:p text:style-name="P19"/>
      <text:p text:style-name="P20">Rezisty u mobů – jak už jsem psal, buildeři by je asi měli nastavovat v procentech. To znamená, že všichni mobové budou mít všechny rezisty stejné a závislé pouze na levelu. To pořád bude dávat prosto pro případné debuffy ze spellů a podobně.</text:p>
      <text:p text:style-name="P20"/>
      <text:p text:style-name="P20"><text:soft-page-break/>IDEA: Neomezovat player staty natvrdo, ale taky asymptoticky s tím, že se bude zvyšovat asymptotický cap (nejspíš podle levelu). To by znamenalo, že se stejným „euqipem“, respektive získanou hodnotou statu, bude mí<text:span text:style-name="T113">t</text:span> postava po advancu na vyšší level vyšší efektivní staty. Je to dobře? <text:span text:style-name="T112">Těžko říct, tohle je ještě potřeba promyslet.</text:span></text:p>
      <text:p text:style-name="P20">– <text:span text:style-name="T114">capy obecně jsou zlo (zvlášť ty tvrdé). Na druhou stranu cap daný contentem zajistí, že nebude třeba hlídat, kolik boostů daného statu je ve hře možné získat – stačí, aby jich bylo prostě dost. Když capu dosáhnu, tak vím, že ve stávajícím contentu už boosty hledat nemusím (na druhou stranu k tomu ale ani nebude už žádný důvod). Problém nastává, když ještě nejsem na capu starého contentu a seberu něco v novém contentu, kde je cap vyšší – pak by to vedlo k tomu nesbírat boosty v novém contentu, dokud nebudu mít capnutý starý content, abych ty highlevelové boosty „neplýtval“.</text:span></text:p>
      <text:p text:style-name="P20">– <text:span text:style-name="T115">asi by stačilo sčítat vždycky všechny boosty se stejným capem – různých capů asi nebude zas tolik. Když jsem nasbíral 53 statu s capem 100 a 32 statu s capem 50, tak prostě výsledná hodnota statu bude 85, tedy jako bych to posbíral v optimálním pořadí.</text:span></text:p>
      <text:p text:style-name="P27">Asymptotické capy asi jsou celkem dobrý nápad. <text:span text:style-name="T116">Je to plynulá křivka, takže tam nejsou žádné „sweet spoty“, prostě čím víc, tím líp. Navíc to nebude jako v ESU, kde jít přes soft cap nemělo smysl, protože byl pevný součet statá a bylo lepší jiné staty přelít někam, kde cap není. Každý stat bude nezávislý a bude mít smysl ho prostě rvát co nejvýš. Díky tomu „smart“ sčítání o odstavec výš to bude mít smysl i dlouhodobě – čím blíž budu k capu teď, tím blíž budu i později.</text:span></text:p>
      <text:p text:style-name="P27"/>
      <text:p text:style-name="P27"/>
      <text:h text:style-name="P163" text:outline-level="3">Mergování více různý<text:span text:style-name="T121">ch</text:span> cap<text:span text:style-name="T121">ů </text:span>na stejný stat</text:h>
      <text:p text:style-name="P113"/>
      <text:p text:style-name="P99">Příklad:</text:p>
      <text:p text:style-name="P99">Cap1 je 50, Cap2 60</text:p>
      <text:p text:style-name="P99">– Celkový součet ratingu s Capem1 je <text:span text:style-name="T122">Rating1 =</text:span> 40, celkový součet ratingu s Capem2 je <text:span text:style-name="T122">Rating2 =</text:span> 30.</text:p>
      <text:p text:style-name="P99">– Efektivní rating čistě v rámci Capu1 je <text:span text:style-name="T123">50 * 40 / (25 + 40) = 30.77</text:span></text:p>
      <text:p text:style-name="P99">/*</text:p>
      <text:p text:style-name="P100">Určitě to nesmí bejt míň – takže se k 30.77 bude něco přičítat a to něco by mělo začínat na 0</text:p>
      <text:p text:style-name="P100">– <text:span text:style-name="T124">spočítám, kolik ratingu bych potřeboval, abych se dostal na 30.77 s Capem2 (WouldNeed)</text:span></text:p>
      <text:p text:style-name="P100">– <text:span text:style-name="T122">ve skutečnosti jsem na to ale potřeboval Rating1, takže Rating1 – WouldNeed jsem prowastoval.</text:span></text:p>
      <text:p text:style-name="P100">– <text:span text:style-name="T122">Takže sečtu všechny ratingy co mám, odečtu od nich ten prowastovaný kus a na výsledek aplikuju Cap2</text:span></text:p>
      <text:p text:style-name="P100"/>
      <text:p text:style-name="P101">Rating je proměnná, kterou hledám</text:p>
      <text:p text:style-name="P102">Value1 = 30.77</text:p>
      <text:p text:style-name="P103">Value1 = <text:span text:style-name="T25">Cap</text:span><text:span text:style-name="T24">2</text:span><text:span text:style-name="T26"> * </text:span><text:span text:style-name="T27">|Required</text:span><text:span text:style-name="T26">Rating</text:span><text:span text:style-name="T25"> / (Cap</text:span><text:span text:style-name="T24">2</text:span><text:span text:style-name="T25">/</text:span><text:span text:style-name="T26">2</text:span><text:span text:style-name="T25"> + </text:span><text:span text:style-name="T27">Required</text:span><text:span text:style-name="T26">Rating</text:span><text:span text:style-name="T25">)</text:span></text:p>
      <text:p text:style-name="P103"><text:span text:style-name="T24">Value1 * </text:span><text:span text:style-name="T25">Cap2/</text:span><text:span text:style-name="T26">2</text:span><text:span text:style-name="T25"> + </text:span><text:span text:style-name="T24">Value1 *</text:span><text:span text:style-name="T25"> </text:span><text:span text:style-name="T27">Required</text:span><text:span text:style-name="T26">Rating</text:span><text:span text:style-name="T25"> </text:span><text:span text:style-name="T28">= <text:s/></text:span><text:span text:style-name="T25">Cap</text:span><text:span text:style-name="T24">2</text:span><text:span text:style-name="T26"> * <text:s/></text:span><text:span text:style-name="T27">Required</text:span><text:span text:style-name="T26">Rating</text:span></text:p>
      <text:p text:style-name="P103"><text:span text:style-name="T26">Value1 * </text:span><text:span text:style-name="T25">Cap2/</text:span><text:span text:style-name="T26">2</text:span><text:span text:style-name="T25"> </text:span><text:span text:style-name="T28">= <text:s/></text:span><text:span text:style-name="T25">Cap</text:span><text:span text:style-name="T26">2 * </text:span><text:span text:style-name="T27">Required</text:span><text:span text:style-name="T26">Rating – Value1 *</text:span><text:span text:style-name="T25"> </text:span><text:span text:style-name="T29"><text:s/></text:span><text:span text:style-name="T27">Required</text:span><text:span text:style-name="T26">Rating</text:span></text:p>
      <text:p text:style-name="P103"><text:span text:style-name="T26">Value1 * </text:span><text:span text:style-name="T25">Cap2/</text:span><text:span text:style-name="T26">2</text:span><text:span text:style-name="T25"> </text:span><text:span text:style-name="T28">= <text:s/></text:span><text:span text:style-name="T27">Required</text:span><text:span text:style-name="T26">Rating <text:s/>* </text:span><text:span text:style-name="T30">(</text:span><text:span text:style-name="T25">Cap</text:span><text:span text:style-name="T26">2 – Value1</text:span><text:span text:style-name="T30">)</text:span></text:p>
      <text:p text:style-name="P28">*/</text:p>
      <text:p text:style-name="P28"/>
      <text:p text:style-name="P110"><text:span text:style-name="T41">Required</text:span><text:span text:style-name="T40">Rating = (</text:span><text:span text:style-name="T42">Value1 * </text:span><text:span text:style-name="T43">Cap2/</text:span><text:span text:style-name="T42">2</text:span><text:span text:style-name="T40">) / (</text:span><text:span text:style-name="T43">Cap</text:span><text:span text:style-name="T42">2 – Value1</text:span><text:span text:style-name="T40">)</text:span></text:p>
      <text:p text:style-name="P99"/>
      <text:p text:style-name="P34">/* <text:span text:style-name="T46">Required</text:span><text:span text:style-name="T47">Rating </text:span><text:span text:style-name="T48">= 31,58</text:span></text:p>
      <text:p text:style-name="P34"><text:span text:style-name="T44">WastedRating = </text:span><text:span text:style-name="T45">Rating</text:span><text:span text:style-name="T44">1 – </text:span><text:span text:style-name="T41">Required</text:span><text:span text:style-name="T42">Rating</text:span><text:span text:style-name="T47"> </text:span><text:span text:style-name="T48">= </text:span><text:span text:style-name="T49">40 – 31,58 = 8.42</text:span><text:span text:style-name="T48"> </text:span><text:s/>*/</text:p>
      <text:p text:style-name="P111"><text:soft-page-break/><text:span text:style-name="T79">EffectiveCap2Rating = Rating1 + Rating2 – WastedRating</text:span> = 40 + 30 – <text:span text:style-name="T125">8.42 = 61.58</text:span></text:p>
      <text:p text:style-name="P104">FinalValue = <text:span text:style-name="T25">Cap</text:span><text:span text:style-name="T24">2</text:span><text:span text:style-name="T26"> * </text:span><text:span text:style-name="T31">EffectiveCap2Rating</text:span><text:span text:style-name="T25"> / (Cap</text:span><text:span text:style-name="T24">2</text:span><text:span text:style-name="T25">/</text:span><text:span text:style-name="T26">2</text:span><text:span text:style-name="T25"> + </text:span><text:span text:style-name="T31">EffectiveCap2Rating</text:span><text:span text:style-name="T25">) </text:span><text:span text:style-name="T24">= </text:span><text:span text:style-name="T32">40.34</text:span></text:p>
      <text:p text:style-name="P111"/>
      <text:p text:style-name="P111">/*</text:p>
      <text:p text:style-name="P112">Ověření (získám 1 bod Ratingu2 – mělo by mě to posunout jen o kousek nad původní hodnotu <text:span text:style-name="T126">Value1 =</text:span> 30.77):</text:p>
      <text:p text:style-name="P98">Cap1 <text:span text:style-name="T127">=</text:span> 50, Cap2 <text:span text:style-name="T127">=</text:span> 60, <text:span text:style-name="T127">Rating1 = 40, Rating2 = 1</text:span></text:p>
      <text:p text:style-name="P98"/>
      <text:p text:style-name="P105">Výpočet:</text:p>
      <text:p text:style-name="P106"><text:span text:style-name="T27">Required</text:span><text:span text:style-name="T24">Rating = (</text:span><text:span text:style-name="T26">Value1 * </text:span><text:span text:style-name="T25">Cap2/</text:span><text:span text:style-name="T26">2</text:span><text:span text:style-name="T24">) / (</text:span><text:span text:style-name="T25">Cap</text:span><text:span text:style-name="T26">2 – Value1</text:span><text:span text:style-name="T24">)</text:span></text:p>
      <text:p text:style-name="P29">RequiredRating = 31.58</text:p>
      <text:p text:style-name="P107"><text:span text:style-name="T33">WastedRating = </text:span><text:span text:style-name="T34">Rating</text:span><text:span text:style-name="T33">1 – </text:span><text:span text:style-name="T27">Required</text:span><text:span text:style-name="T26">Rating </text:span><text:span text:style-name="T33">= </text:span><text:span text:style-name="T31">40 – 31,58 = 8.42<text:tab/>// </text:span><text:span text:style-name="T24">To pochopitelně vychází stejně</text:span></text:p>
      <text:p text:style-name="P108"><text:span text:style-name="T24">EffectiveCap2Rating = Rating1 + Rating2 – WastedRating </text:span><text:span text:style-name="T35">= </text:span><text:span text:style-name="T36">32,58</text:span></text:p>
      <text:p text:style-name="P104"><text:span text:style-name="T36">FinalValue = </text:span><text:span text:style-name="T25">Cap</text:span><text:span text:style-name="T36">2</text:span><text:span text:style-name="T26"> * </text:span><text:span text:style-name="T31">EffectiveCap2Rating</text:span><text:span text:style-name="T25"> / (Cap</text:span><text:span text:style-name="T36">2</text:span><text:span text:style-name="T25">/</text:span><text:span text:style-name="T26">2</text:span><text:span text:style-name="T25"> + </text:span><text:span text:style-name="T31">EffectiveCap2Rating</text:span><text:span text:style-name="T25">) </text:span><text:span text:style-name="T36">= 31,23</text:span></text:p>
      <text:p text:style-name="P104"><text:span text:style-name="T36">– </text:span><text:span text:style-name="T37">původní Value byla 30.77, teď je 31.23, což je o kousek víc – takže to je asi dobře.</text:span></text:p>
      <text:p text:style-name="P104"/>
      <text:p text:style-name="P109"><text:span text:style-name="T37">T</text:span><text:span text:style-name="T24">ODO: Ještě ověřit variantu, že Rating2 = 0</text:span></text:p>
      <text:p text:style-name="P108"><text:span text:style-name="T24">EffectiveCap2Rating = Rating1 + Rating2 – WastedRating </text:span><text:span text:style-name="T35">= </text:span><text:span text:style-name="T36">3</text:span><text:span text:style-name="T38">1</text:span><text:span text:style-name="T36">,58</text:span></text:p>
      <text:p text:style-name="P104"><text:span text:style-name="T36">FinalValue = </text:span><text:span text:style-name="T25">Cap</text:span><text:span text:style-name="T36">2</text:span><text:span text:style-name="T26"> * </text:span><text:span text:style-name="T31">EffectiveCap2Rating</text:span><text:span text:style-name="T25"> / (Cap</text:span><text:span text:style-name="T36">2</text:span><text:span text:style-name="T25">/</text:span><text:span text:style-name="T26">2</text:span><text:span text:style-name="T25"> + </text:span><text:span text:style-name="T31">EffectiveCap2Rating</text:span><text:span text:style-name="T25">) </text:span><text:span text:style-name="T36">= </text:span><text:span text:style-name="T39">30,77</text:span></text:p>
      <text:p text:style-name="P30">– takže je to dobře, navazuje to.</text:p>
      <text:p text:style-name="P31">*/</text:p>
      <text:p text:style-name="P31"/>
      <text:h text:style-name="Heading_20_1" text:outline-level="1">Rasy</text:h>
      <text:p text:style-name="P126"><text:span text:style-name="T140">S</text:span>tejný damage a heal output, ale různé metody, jak ho dosáhnout</text:p>
      <text:p text:style-name="P126">– <text:span text:style-name="T140">malé rasy menší rány/healy ale častěji, velké rasy velké rány/healy s delším attack/cast speedem</text:span></text:p>
      <text:p text:style-name="P127">Stejné effective hp</text:p>
      <text:p text:style-name="P127">– malé rasy menší hp pool ale innate mitigace/avoidance, <text:span text:style-name="T141">velké naopak</text:span></text:p>
      <text:p text:style-name="P127"/>
      <text:p text:style-name="P128">Otázka je, co s innate spellama – hlavně l<text:span text:style-name="T142">í</text:span>tání</text:p>
      <text:p text:style-name="P128">– <text:span text:style-name="T143">ideálně by každá rasa měla mít nějakou celkem podstatnou non-combat speciálku (nebo všechny nějakou nepodstatnou – ve stavu, kdy má každý lítání v equipu, je to například dost jedno).</text:span></text:p>
      <text:p text:style-name="P128"/>
      <text:h text:style-name="P167" text:outline-level="1">Racial <text:span text:style-name="T147">and class</text:span> modifiers</text:h>
      <text:p text:style-name="P116">Pokud budou existovat, tak budou multiplikativní.</text:p>
      <text:p text:style-name="P116">– pokud bude mít dejme tomu tank víc hpček (což vcelku dává smysl), tak se to mechanicky projeví nějakým koeficientem (třeba 1,2), kterým se pronásobí jeho základní hpčka. Asi to bude nějaká passivní abilita a respec na damagera ji zase odstraní (hpčka tím klesnou).</text:p>
      <text:p text:style-name="P69">/* Tohle řešení je výrazn<text:span text:style-name="T148">ě jednodušší, než počítat např. efekt na hp gain z levlu, konstituce, atd. Navíc má tu výhodu, že dobře scaluje – nehledě na level, zdroj hpček (třeba temporary boost z nějakého spellupu), či cokoliv dalšího bude vždycky stejný poměr mezi hpčky tanka a netanka.</text:span></text:p>
      <text:p text:style-name="P69"><text:soft-page-break/><text:span text:style-name="T148">To same plati pro damage output, heal output, at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ucida Sans Unicode" svg:font-family="'Lucida Sans Unicode'" style:font-pitch="variable"/>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152cm" style:contextual-spacing="false" fo:text-align="justify" style:justify-single-word="false" fo:background-color="transparent">
        <style:background-image/>
      </style:paragraph-properties>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class="text">
      <style:paragraph-properties fo:margin-left="0cm" fo:margin-right="0cm" fo:margin-top="0.4cm" fo:margin-bottom="0.101cm" style:contextual-spacing="false" fo:text-indent="0cm" style:auto-text-indent="false" fo:keep-with-next="always"/>
      <style:text-properties fo:font-size="20pt"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3cm" fo:margin-bottom="0.101cm" style:contextual-spacing="false" fo:text-indent="0cm" style:auto-text-indent="false" fo:keep-with-next="always"/>
      <style:text-properties fo:font-size="18pt"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199cm" fo:margin-bottom="0.101cm" style:contextual-spacing="false" fo:text-indent="0cm" style:auto-text-indent="false" fo:background-color="transparent" fo:keep-with-next="always">
        <style:background-image/>
      </style:paragraph-properties>
      <style:text-properties fo:font-size="16pt" fo:language="cs" fo:country="CZ"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199cm" fo:margin-bottom="0.101cm" style:contextual-spacing="false" fo:text-indent="0cm" style:auto-text-indent="false" fo:background-color="transparent" fo:keep-with-next="auto">
        <style:background-image/>
      </style:paragraph-properties>
      <style:text-properties style:font-name="Times New Roman" fo:font-family="'Times New Roman'" style:font-family-generic="roman" style:font-pitch="variable" fo:font-size="14pt"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style:contextual-spacing="false" fo:text-indent="0cm" style:auto-text-indent="false"/>
      <style:text-properties style:font-name="Times New Roman" fo:font-family="'Times New Roman'" style:font-family-generic="roman" style:font-pitch="variable" fo:font-size="12pt"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99cm" fo:margin-bottom="0.101cm" style:contextual-spacing="false" fo:text-indent="0cm" style:auto-text-indent="false"/>
      <style:text-properties style:font-name="Times New Roman" fo:font-family="'Times New Roman'" style:font-family-generic="roman" style:font-pitch="variable" fo:font-size="11pt"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203cm" fo:margin-bottom="0.102cm" style:contextual-spacing="false" fo:text-indent="0cm" style:auto-text-indent="false"/>
      <style:text-properties style:font-name="Times New Roman" fo:font-family="'Times New Roman'" style:font-family-generic="roman" style:font-pitch="variable" fo:font-size="10.5pt" fo:language="cs" fo:country="CZ"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203cm" fo:margin-bottom="0.102cm" style:contextual-spacing="false" fo:text-indent="0cm" style:auto-text-indent="false"/>
      <style:text-properties style:font-name="Times New Roman" fo:font-family="'Times New Roman'" style:font-family-generic="roman" style:font-pitch="variable" fo:font-size="10pt" fo:language="cs" fo:country="CZ"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203cm" fo:margin-bottom="0.102cm" style:contextual-spacing="false" fo:text-indent="0cm" style:auto-text-indent="false" fo:background-color="transparent">
        <style:background-image/>
      </style:paragraph-properties>
      <style:text-properties style:font-name="Times New Roman" fo:font-family="'Times New Roman'"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Example_20_header" style:display-name="Example header" style:family="paragraph" style:parent-style-name="Standard">
      <style:text-properties fo:font-style="italic" style:font-style-asian="italic"/>
    </style:style>
    <style:style style:name="Comment" style:family="paragraph" style:parent-style-name="Standard">
      <style:text-properties fo:font-size="8pt" style:font-size-asian="8pt" style:font-size-complex="10pt"/>
    </style:style>
    <style:style style:name="Example" style:family="paragraph" style:parent-style-name="Standard">
      <style:text-properties fo:font-size="10pt" fo:font-style="italic" style:font-size-asian="10pt" style:font-style-asian="italic"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4-12-29T20:12:11.811000000</dc:date>
    <meta:print-date>2113-01-01T00:00:00</meta:print-date>
    <meta:editing-cycles>4491</meta:editing-cycles>
    <meta:editing-duration>P13DT23H12M41S</meta:editing-duration>
    <meta:generator>LibreOffice/4.2.4.2$Windows_x86 LibreOffice_project/63150712c6d317d27ce2db16eb94c2f3d7b699f8</meta:generator>
    <meta:document-statistic meta:table-count="0" meta:image-count="0" meta:object-count="0" meta:page-count="17" meta:paragraph-count="346" meta:word-count="7061" meta:character-count="41312" meta:non-whitespace-character-count="34372"/>
  </office:meta>
</office:document-meta>
</file>